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none" fo:font-weight="bold" officeooo:rsid="0003b4cc" officeooo:paragraph-rsid="0003b4cc" style:font-size-asian="14pt" style:font-weight-asian="bold" style:font-size-complex="14pt" style:font-weight-complex="bold"/>
    </style:style>
    <style:style style:name="P2" style:family="paragraph" style:parent-style-name="Standard">
      <style:text-properties fo:font-size="14pt" style:text-underline-style="none" fo:font-weight="bold" officeooo:rsid="00149523" officeooo:paragraph-rsid="0015d6c3" style:font-size-asian="14pt" style:font-weight-asian="bold" style:font-size-complex="14pt" style:font-weight-complex="bold"/>
    </style:style>
    <style:style style:name="P3" style:family="paragraph" style:parent-style-name="Standard">
      <style:text-properties fo:font-size="14pt" style:text-underline-style="none" fo:font-weight="bold" officeooo:rsid="002dd6c8" officeooo:paragraph-rsid="002dd6c8" style:font-size-asian="14pt" style:font-weight-asian="bold" style:font-size-complex="14pt" style:font-weight-complex="bold"/>
    </style:style>
    <style:style style:name="P4" style:family="paragraph" style:parent-style-name="Standard">
      <style:text-properties fo:font-size="14pt" style:text-underline-style="none" fo:font-weight="bold" officeooo:rsid="002dd6c8" officeooo:paragraph-rsid="0025bf62" style:font-size-asian="14pt" style:font-weight-asian="bold" style:font-size-complex="14pt" style:font-weight-complex="bold"/>
    </style:style>
    <style:style style:name="P5" style:family="paragraph" style:parent-style-name="Standard">
      <style:text-properties fo:font-size="14pt" style:text-underline-style="none" fo:font-weight="bold" officeooo:rsid="002dd6c8" officeooo:paragraph-rsid="00354d00" style:font-size-asian="14pt" style:font-weight-asian="bold" style:font-size-complex="14pt" style:font-weight-complex="bold"/>
    </style:style>
    <style:style style:name="P6" style:family="paragraph" style:parent-style-name="Standard">
      <style:text-properties fo:font-size="14pt" style:text-underline-style="none" fo:font-weight="bold" officeooo:rsid="000f6c4d" officeooo:paragraph-rsid="000f6c4d" style:font-size-asian="14pt" style:font-weight-asian="bold" style:font-size-complex="14pt" style:font-weight-complex="bold"/>
    </style:style>
    <style:style style:name="P7" style:family="paragraph" style:parent-style-name="Standard">
      <style:text-properties fo:font-size="14pt" style:text-underline-style="none" fo:font-weight="bold" officeooo:rsid="0051a9cb" officeooo:paragraph-rsid="0051a9cb" style:font-size-asian="14pt" style:font-weight-asian="bold" style:font-size-complex="14pt" style:font-weight-complex="bold"/>
    </style:style>
    <style:style style:name="P8" style:family="paragraph" style:parent-style-name="Standard">
      <style:text-properties fo:font-size="14pt" style:text-underline-style="none" fo:font-weight="bold" officeooo:rsid="00376bcf" officeooo:paragraph-rsid="00376bcf" style:font-size-asian="12.25pt" style:font-weight-asian="bold" style:font-size-complex="14pt" style:font-weight-complex="bold"/>
    </style:style>
    <style:style style:name="P9" style:family="paragraph" style:parent-style-name="Standard">
      <style:text-properties fo:font-size="14pt" style:text-underline-style="none" fo:font-weight="bold" officeooo:rsid="006a0ee3" officeooo:paragraph-rsid="006a0ee3" style:font-size-asian="12.25pt" style:font-weight-asian="bold" style:font-size-complex="14pt" style:font-weight-complex="bold"/>
    </style:style>
    <style:style style:name="P10" style:family="paragraph" style:parent-style-name="Standard">
      <style:text-properties fo:font-size="14pt" style:text-underline-style="none" fo:font-weight="bold" officeooo:rsid="006b37fa" officeooo:paragraph-rsid="006b37fa"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6c671e" officeooo:paragraph-rsid="006c671e" style:font-size-asian="12.25pt" style:font-weight-asian="bold" style:font-size-complex="14pt" style:font-weight-complex="bold"/>
    </style:style>
    <style:style style:name="P12" style:family="paragraph" style:parent-style-name="Standard">
      <style:text-properties fo:font-size="14pt" style:text-underline-style="none" fo:font-weight="normal" officeooo:rsid="0003b4cc" officeooo:paragraph-rsid="0013887a" style:font-size-asian="14pt" style:font-weight-asian="normal" style:font-size-complex="14pt" style:font-weight-complex="normal"/>
    </style:style>
    <style:style style:name="P13" style:family="paragraph" style:parent-style-name="Standard">
      <style:text-properties fo:font-size="14pt" fo:font-weight="bold" officeooo:rsid="0051c3ac" officeooo:paragraph-rsid="0051c3ac" style:font-size-asian="12.25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003021" officeooo:paragraph-rsid="00003021" style:font-size-asian="14pt" style:font-weight-asian="bold" style:font-size-complex="14pt" style:font-weight-complex="bold"/>
    </style:style>
    <style:style style:name="P15" style:family="paragraph" style:parent-style-name="Standard">
      <style:text-properties style:text-underline-style="solid" style:text-underline-width="auto" style:text-underline-color="font-color" fo:font-weight="bold" officeooo:rsid="00003021" officeooo:paragraph-rsid="00003021"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27bb3c" officeooo:paragraph-rsid="0027bb3c" style:font-weight-asian="bold" style:font-weight-complex="bold"/>
    </style:style>
    <style:style style:name="P17" style:family="paragraph" style:parent-style-name="Standard">
      <style:paragraph-properties>
        <style:tab-stops>
          <style:tab-stop style:position="0.0835in"/>
        </style:tab-stops>
      </style:paragraph-properties>
      <style:text-properties style:text-underline-style="solid" style:text-underline-width="auto" style:text-underline-color="font-color" fo:font-weight="normal" officeooo:rsid="0027bb3c" officeooo:paragraph-rsid="0027bb3c" style:font-weight-asian="normal" style:font-weight-complex="normal"/>
    </style:style>
    <style:style style:name="P18" style:family="paragraph" style:parent-style-name="Standard">
      <style:paragraph-properties>
        <style:tab-stops>
          <style:tab-stop style:position="2.3335in"/>
        </style:tab-stops>
      </style:paragraph-properties>
      <style:text-properties style:text-underline-style="none" fo:font-weight="bold" officeooo:rsid="00003021" officeooo:paragraph-rsid="00003021" style:font-weight-asian="bold" style:font-weight-complex="bold"/>
    </style:style>
    <style:style style:name="P19" style:family="paragraph" style:parent-style-name="Standard">
      <style:text-properties fo:font-size="13pt" style:text-underline-style="none" fo:font-weight="normal" officeooo:rsid="0001363c" officeooo:paragraph-rsid="0001363c" style:font-size-asian="13pt" style:font-weight-asian="normal" style:font-size-complex="13pt" style:font-weight-complex="normal"/>
    </style:style>
    <style:style style:name="P20" style:family="paragraph" style:parent-style-name="Standard">
      <style:text-properties fo:font-size="13pt" style:text-underline-style="none" fo:font-weight="normal" officeooo:rsid="0002250b" officeooo:paragraph-rsid="0002250b" style:font-size-asian="13pt" style:font-weight-asian="normal" style:font-size-complex="13pt" style:font-weight-complex="normal"/>
    </style:style>
    <style:style style:name="P21" style:family="paragraph" style:parent-style-name="Standard">
      <style:text-properties fo:font-size="13pt" style:text-underline-style="none" fo:font-weight="normal" officeooo:rsid="000bed22" officeooo:paragraph-rsid="000bed22" style:font-size-asian="13pt" style:font-weight-asian="normal" style:font-size-complex="13pt" style:font-weight-complex="normal"/>
    </style:style>
    <style:style style:name="P22" style:family="paragraph" style:parent-style-name="Standard">
      <style:text-properties fo:font-size="13pt" style:text-underline-style="none" fo:font-weight="normal" officeooo:rsid="001246a0" officeooo:paragraph-rsid="001246a0" style:font-size-asian="13pt" style:font-weight-asian="normal" style:font-size-complex="13pt" style:font-weight-complex="normal"/>
    </style:style>
    <style:style style:name="P23" style:family="paragraph" style:parent-style-name="Standard">
      <style:text-properties fo:font-size="13pt" style:text-underline-style="none" fo:font-weight="normal" officeooo:rsid="0030bba2" officeooo:paragraph-rsid="002dd6c8" style:font-size-asian="13pt" style:font-weight-asian="normal" style:font-size-complex="13pt" style:font-weight-complex="normal"/>
    </style:style>
    <style:style style:name="P24" style:family="paragraph" style:parent-style-name="Standard">
      <style:text-properties fo:font-size="13pt" style:text-underline-style="none" fo:font-weight="normal" officeooo:rsid="001a2387" officeooo:paragraph-rsid="002dd6c8" style:font-size-asian="13pt" style:font-weight-asian="normal" style:font-size-complex="13pt" style:font-weight-complex="normal"/>
    </style:style>
    <style:style style:name="P25" style:family="paragraph" style:parent-style-name="Standard">
      <style:text-properties fo:font-size="13pt" style:text-underline-style="none" fo:font-weight="normal" officeooo:rsid="00202ebc" officeooo:paragraph-rsid="002dd6c8" style:font-size-asian="13pt" style:font-weight-asian="normal" style:font-size-complex="13pt" style:font-weight-complex="normal"/>
    </style:style>
    <style:style style:name="P26" style:family="paragraph" style:parent-style-name="Standard">
      <style:text-properties fo:font-size="13pt" style:text-underline-style="none" fo:font-weight="normal" officeooo:rsid="00202ebc" officeooo:paragraph-rsid="00354d00" style:font-size-asian="13pt" style:font-weight-asian="normal" style:font-size-complex="13pt" style:font-weight-complex="normal"/>
    </style:style>
    <style:style style:name="P27" style:family="paragraph" style:parent-style-name="Standard">
      <style:text-properties fo:font-size="13pt" style:text-underline-style="none" fo:font-weight="normal" officeooo:rsid="002cc049" officeooo:paragraph-rsid="0025bf62" style:font-size-asian="13pt" style:font-weight-asian="normal" style:font-size-complex="13pt" style:font-weight-complex="normal"/>
    </style:style>
    <style:style style:name="P28" style:family="paragraph" style:parent-style-name="Standard">
      <style:text-properties fo:font-size="13pt" style:text-underline-style="none" fo:font-weight="normal" officeooo:rsid="0033c6b4" officeooo:paragraph-rsid="0025bf62" style:font-size-asian="13pt" style:font-weight-asian="normal" style:font-size-complex="13pt" style:font-weight-complex="normal"/>
    </style:style>
    <style:style style:name="P29" style:family="paragraph" style:parent-style-name="Standard">
      <style:text-properties fo:font-size="13pt" style:text-underline-style="none" fo:font-weight="normal" officeooo:rsid="0003b4cc" officeooo:paragraph-rsid="0003b4cc" style:font-size-asian="11.3500003814697pt" style:font-weight-asian="normal" style:font-size-complex="13pt" style:font-weight-complex="normal"/>
    </style:style>
    <style:style style:name="P30" style:family="paragraph" style:parent-style-name="Standard">
      <style:text-properties fo:font-size="13pt" style:text-underline-style="none" fo:font-weight="normal" officeooo:rsid="00149523" officeooo:paragraph-rsid="00065c22" style:font-size-asian="11.3500003814697pt" style:font-weight-asian="normal" style:font-size-complex="13pt" style:font-weight-complex="normal"/>
    </style:style>
    <style:style style:name="P31" style:family="paragraph" style:parent-style-name="Standard">
      <style:text-properties fo:font-size="13pt" style:text-underline-style="none" fo:font-weight="normal" officeooo:rsid="00175788" officeooo:paragraph-rsid="001cc4ad" style:font-size-asian="11.3500003814697pt" style:font-weight-asian="normal" style:font-size-complex="13pt" style:font-weight-complex="normal"/>
    </style:style>
    <style:style style:name="P32" style:family="paragraph" style:parent-style-name="Standard">
      <style:text-properties fo:font-size="13pt" style:text-underline-style="none" fo:font-weight="normal" officeooo:rsid="0044292b" officeooo:paragraph-rsid="0043827d" style:font-size-asian="11.3500003814697pt" style:font-weight-asian="normal" style:font-size-complex="13pt" style:font-weight-complex="normal"/>
    </style:style>
    <style:style style:name="P33" style:family="paragraph" style:parent-style-name="Standard">
      <style:text-properties fo:font-size="13pt" style:text-underline-style="none" fo:font-weight="normal" officeooo:rsid="005085a3" officeooo:paragraph-rsid="004c5b0f" style:font-size-asian="11.3500003814697pt" style:font-weight-asian="normal" style:font-size-complex="13pt" style:font-weight-complex="normal"/>
    </style:style>
    <style:style style:name="P34" style:family="paragraph" style:parent-style-name="Standard">
      <style:text-properties fo:font-size="13pt" style:text-underline-style="none" fo:font-weight="normal" officeooo:rsid="005085a3" officeooo:paragraph-rsid="00451d39" style:font-size-asian="11.3500003814697pt" style:font-weight-asian="normal" style:font-size-complex="13pt" style:font-weight-complex="normal"/>
    </style:style>
    <style:style style:name="P35" style:family="paragraph" style:parent-style-name="Standard">
      <style:text-properties fo:font-size="13pt" style:text-underline-style="none" fo:font-weight="normal" officeooo:rsid="0012aee2" officeooo:paragraph-rsid="00065c22" style:font-size-asian="11.3500003814697pt" style:font-weight-asian="normal" style:font-size-complex="13pt" style:font-weight-complex="normal"/>
    </style:style>
    <style:style style:name="P36" style:family="paragraph" style:parent-style-name="Standard">
      <style:text-properties fo:font-size="13pt" style:text-underline-style="none" fo:font-weight="normal" officeooo:rsid="000c9d5e" officeooo:paragraph-rsid="000c9d5e" style:font-size-asian="11.3500003814697pt" style:font-weight-asian="normal" style:font-size-complex="13pt" style:font-weight-complex="normal"/>
    </style:style>
    <style:style style:name="P37" style:family="paragraph" style:parent-style-name="Standard">
      <style:text-properties fo:font-size="13pt" style:text-underline-style="none" fo:font-weight="normal" officeooo:rsid="00283810" officeooo:paragraph-rsid="00283810" style:font-size-asian="11.3500003814697pt" style:font-weight-asian="normal" style:font-size-complex="13pt" style:font-weight-complex="normal"/>
    </style:style>
    <style:style style:name="P38" style:family="paragraph" style:parent-style-name="Standard">
      <style:text-properties fo:font-size="13pt" style:text-underline-style="none" fo:font-weight="normal" officeooo:rsid="00376bcf" officeooo:paragraph-rsid="00376bcf" style:font-size-asian="11.3500003814697pt" style:font-weight-asian="normal" style:font-size-complex="13pt" style:font-weight-complex="normal"/>
    </style:style>
    <style:style style:name="P39" style:family="paragraph" style:parent-style-name="Standard">
      <style:text-properties fo:font-size="13pt" style:text-underline-style="none" fo:font-weight="normal" officeooo:rsid="0051a9cb" officeooo:paragraph-rsid="0051a9cb" style:font-size-asian="11.3500003814697pt" style:font-weight-asian="normal" style:font-size-complex="13pt" style:font-weight-complex="normal"/>
    </style:style>
    <style:style style:name="P40" style:family="paragraph" style:parent-style-name="Standard">
      <style:text-properties fo:font-size="13pt" style:text-underline-style="none" fo:font-weight="normal" officeooo:rsid="005265e0" officeooo:paragraph-rsid="005265e0" style:font-size-asian="11.3500003814697pt" style:font-weight-asian="normal" style:font-size-complex="13pt" style:font-weight-complex="normal"/>
    </style:style>
    <style:style style:name="P41" style:family="paragraph" style:parent-style-name="Standard">
      <style:text-properties fo:font-size="13pt" style:text-underline-style="none" fo:font-weight="normal" officeooo:rsid="00641a22" officeooo:paragraph-rsid="00641a22" style:font-size-asian="11.3500003814697pt" style:font-weight-asian="normal" style:font-size-complex="13pt" style:font-weight-complex="normal"/>
    </style:style>
    <style:style style:name="P42" style:family="paragraph" style:parent-style-name="Standard">
      <style:text-properties fo:font-size="13pt" style:text-underline-style="none" fo:font-weight="normal" officeooo:rsid="006656c0" officeooo:paragraph-rsid="006656c0" style:font-size-asian="11.3500003814697pt" style:font-weight-asian="normal" style:font-size-complex="13pt" style:font-weight-complex="normal"/>
    </style:style>
    <style:style style:name="P43" style:family="paragraph" style:parent-style-name="Standard">
      <style:text-properties fo:font-size="13pt" style:text-underline-style="none" fo:font-weight="normal" officeooo:rsid="003f70a2" officeooo:paragraph-rsid="003f70a2" style:font-size-asian="11.3500003814697pt" style:font-weight-asian="normal" style:font-size-complex="13pt" style:font-weight-complex="normal"/>
    </style:style>
    <style:style style:name="P44" style:family="paragraph" style:parent-style-name="Standard">
      <style:text-properties fo:font-size="13pt" style:text-underline-style="none" fo:font-weight="normal" officeooo:rsid="00503624" officeooo:paragraph-rsid="0050062b" style:font-size-asian="11.3500003814697pt" style:font-weight-asian="normal" style:font-size-complex="13pt" style:font-weight-complex="normal"/>
    </style:style>
    <style:style style:name="P45" style:family="paragraph" style:parent-style-name="Standard">
      <style:text-properties fo:font-size="13pt" style:text-underline-style="none" fo:font-weight="normal" officeooo:rsid="006a0ee3" officeooo:paragraph-rsid="006a0ee3" style:font-size-asian="11.3500003814697pt" style:font-weight-asian="normal" style:font-size-complex="13pt" style:font-weight-complex="normal"/>
    </style:style>
    <style:style style:name="P46" style:family="paragraph" style:parent-style-name="Standard">
      <style:text-properties fo:font-size="13pt" style:text-underline-style="none" fo:font-weight="normal" officeooo:rsid="006b37fa" officeooo:paragraph-rsid="006b37fa" style:font-size-asian="11.3500003814697pt" style:font-weight-asian="normal" style:font-size-complex="13pt" style:font-weight-complex="normal"/>
    </style:style>
    <style:style style:name="P47" style:family="paragraph" style:parent-style-name="Standard">
      <style:text-properties fo:font-size="13pt" style:text-underline-style="none" fo:font-weight="normal" officeooo:rsid="006c806c" officeooo:paragraph-rsid="006c806c" style:font-size-asian="11.3500003814697pt" style:font-weight-asian="normal" style:font-size-complex="13pt" style:font-weight-complex="normal"/>
    </style:style>
    <style:style style:name="P48" style:family="paragraph" style:parent-style-name="Standard">
      <style:text-properties fo:font-size="13pt" style:text-underline-style="none" fo:font-weight="normal" officeooo:rsid="006f80c9" officeooo:paragraph-rsid="006f80c9" style:font-size-asian="11.3500003814697pt" style:font-weight-asian="normal" style:font-size-complex="13pt" style:font-weight-complex="normal"/>
    </style:style>
    <style:style style:name="P49" style:family="paragraph" style:parent-style-name="Standard">
      <style:text-properties fo:font-size="13pt" style:text-underline-style="none" fo:font-weight="bold" officeooo:rsid="0001363c" officeooo:paragraph-rsid="0001363c" style:font-size-asian="13pt" style:font-weight-asian="bold" style:font-size-complex="13pt" style:font-weight-complex="bold"/>
    </style:style>
    <style:style style:name="P50" style:family="paragraph" style:parent-style-name="Standard">
      <style:text-properties fo:font-size="13pt" style:text-underline-style="none" fo:font-weight="bold" officeooo:rsid="000b9c44" officeooo:paragraph-rsid="000b9c44" style:font-size-asian="13pt" style:font-weight-asian="bold" style:font-size-complex="13pt" style:font-weight-complex="bold"/>
    </style:style>
    <style:style style:name="P51" style:family="paragraph" style:parent-style-name="Standard">
      <style:text-properties fo:font-size="13pt" style:text-underline-style="none" fo:font-weight="bold" officeooo:rsid="000b9c44" officeooo:paragraph-rsid="0001363c" style:font-size-asian="13pt" style:font-weight-asian="bold" style:font-size-complex="13pt" style:font-weight-complex="bold"/>
    </style:style>
    <style:style style:name="P52" style:family="paragraph" style:parent-style-name="Standard">
      <style:text-properties fo:font-size="13pt" style:text-underline-style="none" fo:font-weight="bold" officeooo:rsid="000bed22" officeooo:paragraph-rsid="000bed22" style:font-size-asian="13pt" style:font-weight-asian="bold" style:font-size-complex="13pt" style:font-weight-complex="bold"/>
    </style:style>
    <style:style style:name="P53" style:family="paragraph" style:parent-style-name="Standard">
      <style:text-properties fo:font-size="13pt" style:text-underline-style="none" fo:font-weight="bold" officeooo:rsid="0033d6d5" officeooo:paragraph-rsid="0033d6d5" style:font-size-asian="13pt" style:font-weight-asian="bold" style:font-size-complex="13pt" style:font-weight-complex="bold"/>
    </style:style>
    <style:style style:name="P54" style:family="paragraph" style:parent-style-name="Standard">
      <style:text-properties fo:font-size="13pt" style:text-underline-style="none" fo:font-weight="bold" officeooo:rsid="001246a0" officeooo:paragraph-rsid="001246a0" style:font-size-asian="13pt" style:font-weight-asian="bold" style:font-size-complex="13pt" style:font-weight-complex="bold"/>
    </style:style>
    <style:style style:name="P55" style:family="paragraph" style:parent-style-name="Standard">
      <style:text-properties fo:font-size="13pt" style:text-underline-style="none" fo:font-weight="bold" officeooo:rsid="00065c22" officeooo:paragraph-rsid="000c9d5e" style:font-size-asian="11.3500003814697pt" style:font-weight-asian="bold" style:font-size-complex="13pt" style:font-weight-complex="bold"/>
    </style:style>
    <style:style style:name="P56" style:family="paragraph" style:parent-style-name="Standard">
      <style:text-properties fo:font-size="13pt" style:text-underline-style="none" fo:font-weight="bold" officeooo:rsid="0027bb3c" officeooo:paragraph-rsid="0013887a" style:font-size-asian="11.3500003814697pt" style:font-weight-asian="bold" style:font-size-complex="13pt" style:font-weight-complex="bold"/>
    </style:style>
    <style:style style:name="P57" style:family="paragraph" style:parent-style-name="Standard">
      <style:text-properties fo:font-size="13pt" style:text-underline-style="none" fo:font-weight="bold" officeooo:rsid="00402b1d" officeooo:paragraph-rsid="00402b1d" style:font-size-asian="11.3500003814697pt" style:font-weight-asian="bold" style:font-size-complex="13pt" style:font-weight-complex="bold"/>
    </style:style>
    <style:style style:name="P58" style:family="paragraph" style:parent-style-name="Standard">
      <style:text-properties fo:font-size="13pt" style:text-underline-style="none" fo:font-weight="bold" officeooo:rsid="0070e011" officeooo:paragraph-rsid="0070e011" style:font-size-asian="11.3500003814697pt" style:font-weight-asian="bold" style:font-size-complex="13pt" style:font-weight-complex="bold"/>
    </style:style>
    <style:style style:name="P59" style:family="paragraph" style:parent-style-name="Standard">
      <style:text-properties fo:font-size="13pt" style:text-underline-style="none" fo:font-weight="bold" officeooo:rsid="00729ad4" officeooo:paragraph-rsid="00729ad4" style:font-size-asian="11.3500003814697pt" style:font-weight-asian="bold" style:font-size-complex="13pt" style:font-weight-complex="bold"/>
    </style:style>
    <style:style style:name="P60"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0102in"/>
        </style:tab-stops>
      </style:paragraph-properties>
      <style:text-properties fo:font-size="14pt" style:text-underline-style="none" fo:font-weight="bold" officeooo:rsid="002dd6c8" officeooo:paragraph-rsid="002dd6c8" style:font-size-asian="14pt" style:font-weight-asian="bold" style:font-size-complex="14pt" style:font-weight-complex="bold"/>
    </style:style>
    <style:style style:name="P61" style:family="paragraph" style:parent-style-name="Standard" style:list-style-name="L1">
      <style:text-properties officeooo:paragraph-rsid="001dac59"/>
    </style:style>
    <style:style style:name="P62" style:family="paragraph" style:parent-style-name="Standard" style:list-style-name="L2">
      <style:text-properties fo:font-size="13pt" style:text-underline-style="none" fo:font-weight="bold" officeooo:rsid="0003b4cc" officeooo:paragraph-rsid="0003b4cc" style:font-size-asian="11.3500003814697pt" style:font-weight-asian="bold" style:font-size-complex="13pt" style:font-weight-complex="bold"/>
    </style:style>
    <style:style style:name="P63" style:family="paragraph" style:parent-style-name="Standard" style:list-style-name="L2">
      <style:text-properties fo:font-size="13pt" style:text-underline-style="none" fo:font-weight="bold" officeooo:rsid="000bed22" officeooo:paragraph-rsid="000bed22" style:font-size-asian="11.3500003814697pt" style:font-weight-asian="bold" style:font-size-complex="13pt" style:font-weight-complex="bold"/>
    </style:style>
    <style:style style:name="P64" style:family="paragraph" style:parent-style-name="Standard" style:list-style-name="L2">
      <style:text-properties fo:font-size="13pt" style:text-underline-style="none" fo:font-weight="bold" officeooo:rsid="00065c22" officeooo:paragraph-rsid="00065c22" style:font-size-asian="11.3500003814697pt" style:font-weight-asian="bold" style:font-size-complex="13pt" style:font-weight-complex="bold"/>
    </style:style>
    <style:style style:name="P65" style:family="paragraph" style:parent-style-name="Standard" style:list-style-name="L3">
      <style:text-properties fo:font-size="13pt" style:text-underline-style="none" fo:font-weight="bold" officeooo:rsid="00175788" officeooo:paragraph-rsid="001cc4ad" style:font-size-asian="11.3500003814697pt" style:font-weight-asian="bold" style:font-size-complex="13pt" style:font-weight-complex="bold"/>
    </style:style>
    <style:style style:name="P66" style:family="paragraph" style:parent-style-name="Standard" style:list-style-name="L3">
      <style:text-properties fo:font-size="13pt" style:text-underline-style="none" fo:font-weight="bold" officeooo:rsid="00175788" officeooo:paragraph-rsid="00230c90" style:font-size-asian="11.3500003814697pt" style:font-weight-asian="bold" style:font-size-complex="13pt" style:font-weight-complex="bold"/>
    </style:style>
    <style:style style:name="P67" style:family="paragraph" style:parent-style-name="Standard" style:list-style-name="L3">
      <style:text-properties fo:font-size="13pt" style:text-underline-style="none" fo:font-weight="bold" officeooo:rsid="0027bb3c" officeooo:paragraph-rsid="00283810" style:font-size-asian="11.3500003814697pt" style:font-weight-asian="bold" style:font-size-complex="13pt" style:font-weight-complex="bold"/>
    </style:style>
    <style:style style:name="P68" style:family="paragraph" style:parent-style-name="Standard" style:list-style-name="L5">
      <style:text-properties fo:font-size="13pt" style:text-underline-style="none" fo:font-weight="bold" officeooo:rsid="003cb1c0" officeooo:paragraph-rsid="003cb1c0" style:font-size-asian="11.3500003814697pt" style:font-weight-asian="bold" style:font-size-complex="13pt" style:font-weight-complex="bold"/>
    </style:style>
    <style:style style:name="P69" style:family="paragraph" style:parent-style-name="Standard" style:list-style-name="L5">
      <style:text-properties fo:font-size="13pt" style:text-underline-style="none" fo:font-weight="bold" officeooo:rsid="003e1739" officeooo:paragraph-rsid="003e1739" style:font-size-asian="11.3500003814697pt" style:font-weight-asian="bold" style:font-size-complex="13pt" style:font-weight-complex="bold"/>
    </style:style>
    <style:style style:name="P70" style:family="paragraph" style:parent-style-name="Standard" style:list-style-name="L5">
      <style:text-properties fo:font-size="13pt" style:text-underline-style="none" fo:font-weight="bold" officeooo:rsid="003f70a2" officeooo:paragraph-rsid="003f70a2" style:font-size-asian="11.3500003814697pt" style:font-weight-asian="bold" style:font-size-complex="13pt" style:font-weight-complex="bold"/>
    </style:style>
    <style:style style:name="P71" style:family="paragraph" style:parent-style-name="Standard" style:list-style-name="L6">
      <style:text-properties fo:font-size="13pt" style:text-underline-style="none" fo:font-weight="bold" officeooo:rsid="00376bcf" officeooo:paragraph-rsid="00402b1d" style:font-size-asian="11.3500003814697pt" style:font-weight-asian="bold" style:font-size-complex="13pt" style:font-weight-complex="bold"/>
    </style:style>
    <style:style style:name="P72" style:family="paragraph" style:parent-style-name="Standard" style:list-style-name="L7">
      <style:text-properties fo:font-size="13pt" style:text-underline-style="none" fo:font-weight="bold" officeooo:rsid="0044564d" officeooo:paragraph-rsid="0044564d" style:font-size-asian="11.3500003814697pt" style:font-weight-asian="bold" style:font-size-complex="13pt" style:font-weight-complex="bold"/>
    </style:style>
    <style:style style:name="P73" style:family="paragraph" style:parent-style-name="Standard" style:list-style-name="L7">
      <style:text-properties fo:font-size="13pt" style:text-underline-style="none" fo:font-weight="bold" officeooo:rsid="00447ec2" officeooo:paragraph-rsid="00447ec2" style:font-size-asian="11.3500003814697pt" style:font-weight-asian="bold" style:font-size-complex="13pt" style:font-weight-complex="bold"/>
    </style:style>
    <style:style style:name="P74" style:family="paragraph" style:parent-style-name="Standard" style:list-style-name="L7">
      <style:text-properties fo:font-size="13pt" style:text-underline-style="none" fo:font-weight="bold" officeooo:rsid="00473445" officeooo:paragraph-rsid="00473445" style:font-size-asian="11.3500003814697pt" style:font-weight-asian="bold" style:font-size-complex="13pt" style:font-weight-complex="bold"/>
    </style:style>
    <style:style style:name="P75" style:family="paragraph" style:parent-style-name="Standard" style:list-style-name="L7">
      <style:text-properties fo:font-size="13pt" style:text-underline-style="none" fo:font-weight="bold" officeooo:rsid="004be24b" officeooo:paragraph-rsid="004be24b" style:font-size-asian="11.3500003814697pt" style:font-weight-asian="bold" style:font-size-complex="13pt" style:font-weight-complex="bold"/>
    </style:style>
    <style:style style:name="P76" style:family="paragraph" style:parent-style-name="Standard" style:list-style-name="L7">
      <style:text-properties fo:font-size="13pt" style:text-underline-style="none" fo:font-weight="bold" officeooo:rsid="0050062b" officeooo:paragraph-rsid="0050062b" style:font-size-asian="11.3500003814697pt" style:font-weight-asian="bold" style:font-size-complex="13pt" style:font-weight-complex="bold"/>
    </style:style>
    <style:style style:name="P77" style:family="paragraph" style:parent-style-name="Standard" style:list-style-name="L11">
      <style:text-properties fo:font-size="13pt" style:text-underline-style="none" fo:font-weight="bold" officeooo:rsid="006e7eab" officeooo:paragraph-rsid="006e7eab" style:font-size-asian="11.3500003814697pt" style:font-weight-asian="bold" style:font-size-complex="13pt" style:font-weight-complex="bold"/>
    </style:style>
    <style:style style:name="P78" style:family="paragraph" style:parent-style-name="Standard" style:list-style-name="L2">
      <style:text-properties fo:font-size="13pt" style:text-underline-style="none" fo:font-weight="normal" officeooo:rsid="0005179f" officeooo:paragraph-rsid="0003b4cc" style:font-size-asian="11.3500003814697pt" style:font-weight-asian="normal" style:font-size-complex="13pt" style:font-weight-complex="normal"/>
    </style:style>
    <style:style style:name="P79" style:family="paragraph" style:parent-style-name="Standard" style:list-style-name="L2">
      <style:text-properties fo:font-size="13pt" style:text-underline-style="none" fo:font-weight="normal" officeooo:rsid="000bed22" officeooo:paragraph-rsid="000bed22" style:font-size-asian="11.3500003814697pt" style:font-weight-asian="normal" style:font-size-complex="13pt" style:font-weight-complex="normal"/>
    </style:style>
    <style:style style:name="P80" style:family="paragraph" style:parent-style-name="Standard" style:list-style-name="L8">
      <style:text-properties fo:font-size="13pt" style:text-underline-style="none" fo:font-weight="normal" officeooo:rsid="0051a9cb" officeooo:paragraph-rsid="0051a9cb" style:font-size-asian="11.3500003814697pt" style:font-weight-asian="normal" style:font-size-complex="13pt" style:font-weight-complex="normal"/>
    </style:style>
    <style:style style:name="P81" style:family="paragraph" style:parent-style-name="Standard" style:list-style-name="L8">
      <style:text-properties fo:font-size="13pt" style:text-underline-style="none" fo:font-weight="normal" officeooo:rsid="0051a9cb" officeooo:paragraph-rsid="005cce0d" style:font-size-asian="11.3500003814697pt" style:font-weight-asian="normal" style:font-size-complex="13pt" style:font-weight-complex="normal"/>
    </style:style>
    <style:style style:name="P82" style:family="paragraph" style:parent-style-name="Standard" style:list-style-name="L8">
      <style:text-properties fo:font-size="13pt" style:text-underline-style="none" fo:font-weight="normal" officeooo:rsid="0060f905" officeooo:paragraph-rsid="0060f905" style:font-size-asian="11.3500003814697pt" style:font-weight-asian="normal" style:font-size-complex="13pt" style:font-weight-complex="normal"/>
    </style:style>
    <style:style style:name="P83" style:family="paragraph" style:parent-style-name="Standard" style:list-style-name="L8">
      <style:text-properties fo:font-size="13pt" style:text-underline-style="none" fo:font-weight="normal" officeooo:rsid="0061613d" officeooo:paragraph-rsid="0061613d" style:font-size-asian="11.3500003814697pt" style:font-weight-asian="normal" style:font-size-complex="13pt" style:font-weight-complex="normal"/>
    </style:style>
    <style:style style:name="P84" style:family="paragraph" style:parent-style-name="Standard" style:list-style-name="L8">
      <style:text-properties fo:font-size="13pt" style:text-underline-style="none" fo:font-weight="normal" officeooo:rsid="00641a22" officeooo:paragraph-rsid="00641a22" style:font-size-asian="11.3500003814697pt" style:font-weight-asian="normal" style:font-size-complex="13pt" style:font-weight-complex="normal"/>
    </style:style>
    <style:style style:name="P85" style:family="paragraph" style:parent-style-name="Standard" style:list-style-name="L9">
      <style:text-properties fo:font-size="13pt" style:text-underline-style="none" fo:font-weight="normal" officeooo:rsid="006656c0" officeooo:paragraph-rsid="006656c0" style:font-size-asian="11.3500003814697pt" style:font-weight-asian="normal" style:font-size-complex="13pt" style:font-weight-complex="normal"/>
    </style:style>
    <style:style style:name="P86" style:family="paragraph" style:parent-style-name="Standard" style:list-style-name="L10">
      <style:text-properties fo:font-size="13pt" style:text-underline-style="none" fo:font-weight="normal" officeooo:rsid="006a0ee3" officeooo:paragraph-rsid="006a0ee3" style:font-size-asian="11.3500003814697pt" style:font-weight-asian="normal" style:font-size-complex="13pt" style:font-weight-complex="normal"/>
    </style:style>
    <style:style style:name="P87" style:family="paragraph" style:parent-style-name="Standard">
      <style:text-properties fo:font-size="13pt" style:text-underline-style="none" fo:font-weight="normal" officeooo:rsid="006edae2" officeooo:paragraph-rsid="006e7eab" style:font-size-asian="11.3500003814697pt" style:font-weight-asian="normal" style:font-size-complex="13pt" style:font-weight-complex="normal"/>
    </style:style>
    <style:style style:name="P88" style:family="paragraph" style:parent-style-name="Standard">
      <style:text-properties fo:font-size="13pt" style:text-underline-style="none" fo:font-weight="normal" officeooo:rsid="0072629a" officeooo:paragraph-rsid="0070e011" style:font-size-asian="11.3500003814697pt" style:font-weight-asian="normal" style:font-size-complex="13pt" style:font-weight-complex="normal"/>
    </style:style>
    <style:style style:name="P89" style:family="paragraph" style:parent-style-name="Standard">
      <style:text-properties fo:font-size="13pt" style:text-underline-style="none" fo:font-weight="normal" officeooo:rsid="0072fd04" officeooo:paragraph-rsid="0072fd04" style:font-size-asian="11.3500003814697pt" style:font-weight-asian="normal" style:font-size-complex="13pt" style:font-weight-complex="normal"/>
    </style:style>
    <style:style style:name="P90" style:family="paragraph" style:parent-style-name="Standard">
      <style:text-properties fo:font-size="13pt" style:text-underline-style="none" fo:font-weight="normal" officeooo:rsid="006b37fa" officeooo:paragraph-rsid="006b37fa" style:font-size-asian="11.3500003814697pt" style:font-weight-asian="normal" style:font-size-complex="13pt" style:font-weight-complex="normal"/>
    </style:style>
    <style:style style:name="P91" style:family="paragraph" style:parent-style-name="Standard">
      <style:text-properties fo:font-size="13pt" style:text-underline-style="none" fo:font-weight="normal" officeooo:rsid="006b37fa" officeooo:paragraph-rsid="006b37fa" style:font-size-asian="13pt" style:font-weight-asian="normal" style:font-size-complex="13pt" style:font-weight-complex="normal"/>
    </style:style>
    <style:style style:name="P92" style:family="paragraph" style:parent-style-name="Standard">
      <style:text-properties fo:font-size="13pt" style:text-underline-style="none" fo:font-weight="normal" officeooo:rsid="00757c71" officeooo:paragraph-rsid="00757c71" style:font-size-asian="13pt" style:font-weight-asian="normal" style:font-size-complex="13pt" style:font-weight-complex="normal"/>
    </style:style>
    <style:style style:name="P93" style:family="paragraph" style:parent-style-name="Standard">
      <style:text-properties fo:font-size="13pt" fo:font-weight="normal" officeooo:rsid="005373d4" officeooo:paragraph-rsid="005373d4" style:font-size-asian="11.3500003814697pt" style:font-weight-asian="normal" style:font-size-complex="13pt" style:font-weight-complex="normal"/>
    </style:style>
    <style:style style:name="P94" style:family="paragraph" style:parent-style-name="Standard">
      <style:text-properties fo:font-size="13pt" fo:font-weight="normal" officeooo:rsid="00791ce5" officeooo:paragraph-rsid="00791ce5" style:font-size-asian="11.3500003814697pt" style:font-weight-asian="normal" style:font-size-complex="13pt" style:font-weight-complex="normal"/>
    </style:style>
    <style:style style:name="P95" style:family="paragraph" style:parent-style-name="Standard" style:list-style-name="L13">
      <style:text-properties fo:font-size="13pt" fo:font-weight="normal" officeooo:rsid="00791ce5" officeooo:paragraph-rsid="00791ce5" style:font-size-asian="11.3500003814697pt" style:font-weight-asian="normal" style:font-size-complex="13pt" style:font-weight-complex="normal"/>
    </style:style>
    <style:style style:name="P96" style:family="paragraph" style:parent-style-name="Standard">
      <style:text-properties fo:font-size="13pt" officeooo:rsid="007b5369" officeooo:paragraph-rsid="007b5369" style:font-size-asian="13pt" style:font-size-complex="13pt"/>
    </style:style>
    <style:style style:name="P97" style:family="paragraph" style:parent-style-name="Standard" style:list-style-name="L14">
      <style:text-properties fo:font-size="13pt" officeooo:rsid="007b5369" officeooo:paragraph-rsid="007b5369" style:font-size-asian="13pt" style:font-size-complex="13pt"/>
    </style:style>
    <style:style style:name="P98" style:family="paragraph" style:parent-style-name="Standard">
      <style:text-properties fo:font-size="13pt" officeooo:rsid="007d1be6" officeooo:paragraph-rsid="007d1be6" style:font-size-asian="13pt" style:font-size-complex="13pt"/>
    </style:style>
    <style:style style:name="P99" style:family="paragraph" style:parent-style-name="Standard">
      <style:text-properties fo:font-size="13pt" fo:font-weight="bold" officeooo:rsid="0080a672" officeooo:paragraph-rsid="0080a672" style:font-size-asian="13pt" style:font-weight-asian="bold" style:font-size-complex="13pt" style:font-weight-complex="bold"/>
    </style:style>
    <style:style style:name="P100" style:family="paragraph" style:parent-style-name="Standard" style:list-style-name="L4">
      <style:text-properties fo:font-size="14pt" style:text-underline-style="none" fo:font-weight="bold" officeooo:rsid="002dd6c8" officeooo:paragraph-rsid="002dd6c8" style:font-size-asian="14pt" style:font-weight-asian="bold" style:font-size-complex="14pt" style:font-weight-complex="bold"/>
    </style:style>
    <style:style style:name="P101" style:family="paragraph" style:parent-style-name="Standard" style:list-style-name="L4">
      <style:text-properties fo:font-size="14pt" style:text-underline-style="none" fo:font-weight="bold" officeooo:rsid="002dd6c8" officeooo:paragraph-rsid="0034eae3" style:font-size-asian="14pt" style:font-weight-asian="bold" style:font-size-complex="14pt" style:font-weight-complex="bold"/>
    </style:style>
    <style:style style:name="P102" style:family="paragraph" style:parent-style-name="Standard">
      <style:text-properties fo:font-size="14pt" style:text-underline-style="none" fo:font-weight="bold" officeooo:rsid="00757c71" officeooo:paragraph-rsid="00757c71" style:font-size-asian="12.25pt" style:font-weight-asian="bold" style:font-size-complex="14pt" style:font-weight-complex="bold"/>
    </style:style>
    <style:style style:name="P103" style:family="paragraph" style:parent-style-name="Standard" style:list-style-name="L10">
      <style:text-properties officeooo:paragraph-rsid="006a0ee3"/>
    </style:style>
    <style:style style:name="P104" style:family="paragraph" style:parent-style-name="Standard" style:list-style-name="L12">
      <style:text-properties officeooo:paragraph-rsid="00757c71"/>
    </style:style>
    <style:style style:name="T1" style:family="text">
      <style:text-properties fo:font-weight="normal" style:font-weight-asian="normal" style:font-weight-complex="normal"/>
    </style:style>
    <style:style style:name="T2" style:family="text">
      <style:text-properties fo:font-weight="normal" officeooo:rsid="0005179f" style:font-weight-asian="normal" style:font-weight-complex="normal"/>
    </style:style>
    <style:style style:name="T3" style:family="text">
      <style:text-properties fo:font-weight="normal" officeooo:rsid="0008039b" style:font-weight-asian="normal" style:font-weight-complex="normal"/>
    </style:style>
    <style:style style:name="T4" style:family="text">
      <style:text-properties fo:font-weight="normal" officeooo:rsid="0008d2ec" style:font-weight-asian="normal" style:font-weight-complex="normal"/>
    </style:style>
    <style:style style:name="T5" style:family="text">
      <style:text-properties fo:font-weight="normal" officeooo:rsid="00099ad4" style:font-weight-asian="normal" style:font-weight-complex="normal"/>
    </style:style>
    <style:style style:name="T6" style:family="text">
      <style:text-properties fo:font-weight="normal" officeooo:rsid="0011c364" style:font-weight-asian="normal" style:font-weight-complex="normal"/>
    </style:style>
    <style:style style:name="T7" style:family="text">
      <style:text-properties fo:font-weight="normal" officeooo:rsid="00319a72" style:font-weight-asian="normal" style:font-weight-complex="normal"/>
    </style:style>
    <style:style style:name="T8" style:family="text">
      <style:text-properties fo:font-weight="normal" officeooo:rsid="0012aee2" style:font-weight-asian="normal" style:font-weight-complex="normal"/>
    </style:style>
    <style:style style:name="T9" style:family="text">
      <style:text-properties fo:font-weight="normal" officeooo:rsid="00149523" style:font-weight-asian="normal" style:font-weight-complex="normal"/>
    </style:style>
    <style:style style:name="T10" style:family="text">
      <style:text-properties fo:font-weight="normal" officeooo:rsid="001e8075" style:font-weight-asian="normal" style:font-weight-complex="normal"/>
    </style:style>
    <style:style style:name="T11" style:family="text">
      <style:text-properties fo:font-weight="normal" officeooo:rsid="001f682b" style:font-weight-asian="normal" style:font-weight-complex="normal"/>
    </style:style>
    <style:style style:name="T12" style:family="text">
      <style:text-properties fo:font-weight="normal" officeooo:rsid="002085ac" style:font-weight-asian="normal" style:font-weight-complex="normal"/>
    </style:style>
    <style:style style:name="T13" style:family="text">
      <style:text-properties fo:font-weight="normal" officeooo:rsid="00227db3" style:font-weight-asian="normal" style:font-weight-complex="normal"/>
    </style:style>
    <style:style style:name="T14" style:family="text">
      <style:text-properties fo:font-weight="normal" officeooo:rsid="00230c90" style:font-weight-asian="normal" style:font-weight-complex="normal"/>
    </style:style>
    <style:style style:name="T15" style:family="text">
      <style:text-properties fo:font-weight="normal" officeooo:rsid="00241797" style:font-weight-asian="normal" style:font-weight-complex="normal"/>
    </style:style>
    <style:style style:name="T16" style:family="text">
      <style:text-properties fo:font-weight="normal" officeooo:rsid="00283810" style:font-weight-asian="normal" style:font-weight-complex="normal"/>
    </style:style>
    <style:style style:name="T17" style:family="text">
      <style:text-properties fo:font-weight="normal" officeooo:rsid="000c9d5e" style:font-weight-asian="normal" style:font-weight-complex="normal"/>
    </style:style>
    <style:style style:name="T18" style:family="text">
      <style:text-properties fo:font-weight="normal" officeooo:rsid="000bed22" style:font-weight-asian="normal" style:font-weight-complex="normal"/>
    </style:style>
    <style:style style:name="T19" style:family="text">
      <style:text-properties fo:font-weight="normal" officeooo:rsid="0013887a" style:font-weight-asian="normal" style:font-weight-complex="normal"/>
    </style:style>
    <style:style style:name="T20" style:family="text">
      <style:text-properties fo:font-weight="normal" officeooo:rsid="0014e5c3" style:font-weight-asian="normal" style:font-weight-complex="normal"/>
    </style:style>
    <style:style style:name="T21" style:family="text">
      <style:text-properties fo:font-weight="normal" officeooo:rsid="0016bf20" style:font-weight-asian="normal" style:font-weight-complex="normal"/>
    </style:style>
    <style:style style:name="T22" style:family="text">
      <style:text-properties fo:font-weight="normal" officeooo:rsid="003cb1c0" style:font-weight-asian="normal" style:font-weight-complex="normal"/>
    </style:style>
    <style:style style:name="T23" style:family="text">
      <style:text-properties fo:font-weight="normal" officeooo:rsid="003e1739" style:font-weight-asian="normal" style:font-weight-complex="normal"/>
    </style:style>
    <style:style style:name="T24" style:family="text">
      <style:text-properties fo:font-weight="normal" officeooo:rsid="00402b1d" style:font-weight-asian="normal" style:font-weight-complex="normal"/>
    </style:style>
    <style:style style:name="T25" style:family="text">
      <style:text-properties fo:font-weight="normal" officeooo:rsid="0041091a" style:font-weight-asian="normal" style:font-weight-complex="normal"/>
    </style:style>
    <style:style style:name="T26" style:family="text">
      <style:text-properties fo:font-weight="normal" officeooo:rsid="004279c7" style:font-weight-asian="normal" style:font-weight-complex="normal"/>
    </style:style>
    <style:style style:name="T27" style:family="text">
      <style:text-properties fo:font-weight="normal" officeooo:rsid="0044564d" style:font-weight-asian="normal" style:font-weight-complex="normal"/>
    </style:style>
    <style:style style:name="T28" style:family="text">
      <style:text-properties fo:font-weight="normal" officeooo:rsid="0044d6b8" style:font-weight-asian="normal" style:font-weight-complex="normal"/>
    </style:style>
    <style:style style:name="T29" style:family="text">
      <style:text-properties fo:font-weight="normal" officeooo:rsid="00493ffb" style:font-weight-asian="normal" style:font-weight-complex="normal"/>
    </style:style>
    <style:style style:name="T30" style:family="text">
      <style:text-properties fo:font-weight="normal" officeooo:rsid="004a42d0" style:font-weight-asian="normal" style:font-weight-complex="normal"/>
    </style:style>
    <style:style style:name="T31" style:family="text">
      <style:text-properties fo:font-weight="normal" officeooo:rsid="004e6bf3" style:font-weight-asian="normal" style:font-weight-complex="normal"/>
    </style:style>
    <style:style style:name="T32" style:family="text">
      <style:text-properties fo:font-weight="normal" officeooo:rsid="00503624" style:font-weight-asian="normal" style:font-weight-complex="normal"/>
    </style:style>
    <style:style style:name="T33" style:family="text">
      <style:text-properties fo:font-weight="normal" officeooo:rsid="006edae2" style:font-weight-asian="normal" style:font-weight-complex="normal"/>
    </style:style>
    <style:style style:name="T34" style:family="text">
      <style:text-properties fo:font-weight="normal" officeooo:rsid="0072629a" style:font-weight-asian="normal" style:font-weight-complex="normal"/>
    </style:style>
    <style:style style:name="T35" style:family="text">
      <style:text-properties fo:font-weight="normal" officeooo:rsid="00757c71" style:font-weight-asian="normal" style:font-weight-complex="normal"/>
    </style:style>
    <style:style style:name="T36" style:family="text">
      <style:text-properties fo:font-weight="normal" officeooo:rsid="00775d76" style:font-weight-asian="normal" style:font-weight-complex="normal"/>
    </style:style>
    <style:style style:name="T37" style:family="text">
      <style:text-properties officeooo:rsid="00175788"/>
    </style:style>
    <style:style style:name="T38" style:family="text">
      <style:text-properties officeooo:rsid="0003f11b"/>
    </style:style>
    <style:style style:name="T39" style:family="text">
      <style:text-properties fo:font-size="13pt" style:text-underline-style="none" fo:font-weight="bold" officeooo:rsid="00175788" style:font-size-asian="11.3500003814697pt" style:font-weight-asian="bold" style:font-size-complex="13pt" style:font-weight-complex="bold"/>
    </style:style>
    <style:style style:name="T40" style:family="text">
      <style:text-properties fo:font-size="13pt" style:text-underline-style="none" fo:font-weight="bold" officeooo:rsid="0032bb25" style:font-size-asian="11.3500003814697pt" style:font-weight-asian="bold" style:font-size-complex="13pt" style:font-weight-complex="bold"/>
    </style:style>
    <style:style style:name="T41" style:family="text">
      <style:text-properties fo:font-size="13pt" style:text-underline-style="none" fo:font-weight="bold" officeooo:rsid="006a0ee3" style:font-size-asian="11.3500003814697pt" style:font-weight-asian="bold" style:font-size-complex="13pt" style:font-weight-complex="bold"/>
    </style:style>
    <style:style style:name="T42" style:family="text">
      <style:text-properties fo:font-size="13pt" style:text-underline-style="none" fo:font-weight="bold" officeooo:rsid="00757c71" style:font-size-asian="13pt" style:font-weight-asian="bold" style:font-size-complex="13pt" style:font-weight-complex="bold"/>
    </style:style>
    <style:style style:name="T43" style:family="text">
      <style:text-properties fo:font-size="13pt" style:text-underline-style="none" fo:font-weight="normal" officeooo:rsid="001dac59" style:font-size-asian="11.3500003814697pt" style:font-weight-asian="normal" style:font-size-complex="13pt" style:font-weight-complex="normal"/>
    </style:style>
    <style:style style:name="T44" style:family="text">
      <style:text-properties fo:font-size="13pt" style:text-underline-style="none" fo:font-weight="normal" officeooo:rsid="006a0ee3" style:font-size-asian="11.3500003814697pt" style:font-weight-asian="normal" style:font-size-complex="13pt" style:font-weight-complex="normal"/>
    </style:style>
    <style:style style:name="T45" style:family="text">
      <style:text-properties fo:font-size="13pt" style:text-underline-style="none" fo:font-weight="normal" officeooo:rsid="00757c71" style:font-size-asian="13pt" style:font-weight-asian="normal" style:font-size-complex="13pt" style:font-weight-complex="normal"/>
    </style:style>
    <style:style style:name="T46" style:family="text">
      <style:text-properties fo:font-size="13pt" style:font-size-asian="13pt" style:font-size-complex="13pt"/>
    </style:style>
    <style:style style:name="T47" style:family="text">
      <style:text-properties fo:font-size="13pt" officeooo:rsid="002ff78e" style:font-size-asian="13pt" style:font-size-complex="13pt"/>
    </style:style>
    <style:style style:name="T48" style:family="text">
      <style:text-properties fo:font-size="13pt" officeooo:rsid="00308282" style:font-size-asian="13pt" style:font-size-complex="13pt"/>
    </style:style>
    <style:style style:name="T49" style:family="text">
      <style:text-properties fo:font-size="13pt" officeooo:rsid="0030bba2" style:font-size-asian="13pt" style:font-size-complex="13pt"/>
    </style:style>
    <style:style style:name="T50" style:family="text">
      <style:text-properties fo:font-size="13pt" officeooo:rsid="001989d0" style:font-size-asian="13pt" style:font-size-complex="13pt"/>
    </style:style>
    <style:style style:name="T51" style:family="text">
      <style:text-properties fo:font-size="13pt" officeooo:rsid="001b64a6" style:font-size-asian="13pt" style:font-size-complex="13pt"/>
    </style:style>
    <style:style style:name="T52" style:family="text">
      <style:text-properties fo:font-size="13pt" officeooo:rsid="001d5fd8" style:font-size-asian="13pt" style:font-size-complex="13pt"/>
    </style:style>
    <style:style style:name="T53" style:family="text">
      <style:text-properties fo:font-size="13pt" officeooo:rsid="001e41a0" style:font-size-asian="13pt" style:font-size-complex="13pt"/>
    </style:style>
    <style:style style:name="T54" style:family="text">
      <style:text-properties fo:font-size="13pt" officeooo:rsid="002051d7" style:font-size-asian="13pt" style:font-size-complex="13pt"/>
    </style:style>
    <style:style style:name="T55" style:family="text">
      <style:text-properties fo:font-size="13pt" officeooo:rsid="002de5c5" style:font-size-asian="13pt" style:font-size-complex="13pt"/>
    </style:style>
    <style:style style:name="T56" style:family="text">
      <style:text-properties fo:font-size="13pt" officeooo:rsid="0034eae3" style:font-size-asian="13pt" style:font-size-complex="13pt"/>
    </style:style>
    <style:style style:name="T57" style:family="text">
      <style:text-properties fo:font-size="13pt" fo:font-weight="normal" officeooo:rsid="002f8867" style:font-size-asian="13pt" style:font-weight-asian="normal" style:font-size-complex="13pt" style:font-weight-complex="normal"/>
    </style:style>
    <style:style style:name="T58" style:family="text">
      <style:text-properties fo:font-size="13pt" fo:font-weight="normal" officeooo:rsid="002ff78e" style:font-size-asian="13pt" style:font-weight-asian="normal" style:font-size-complex="13pt" style:font-weight-complex="normal"/>
    </style:style>
    <style:style style:name="T59" style:family="text">
      <style:text-properties fo:font-size="13pt" fo:font-weight="normal" officeooo:rsid="00308282" style:font-size-asian="13pt" style:font-weight-asian="normal" style:font-size-complex="13pt" style:font-weight-complex="normal"/>
    </style:style>
    <style:style style:name="T60" style:family="text">
      <style:text-properties fo:font-size="13pt" fo:font-weight="normal" officeooo:rsid="0030bba2" style:font-size-asian="13pt" style:font-weight-asian="normal" style:font-size-complex="13pt" style:font-weight-complex="normal"/>
    </style:style>
    <style:style style:name="T61" style:family="text">
      <style:text-properties fo:font-size="13pt" fo:font-weight="normal" officeooo:rsid="00180d8e" style:font-size-asian="13pt" style:font-weight-asian="normal" style:font-size-complex="13pt" style:font-weight-complex="normal"/>
    </style:style>
    <style:style style:name="T62" style:family="text">
      <style:text-properties fo:font-size="13pt" fo:font-weight="normal" officeooo:rsid="001989d0" style:font-size-asian="13pt" style:font-weight-asian="normal" style:font-size-complex="13pt" style:font-weight-complex="normal"/>
    </style:style>
    <style:style style:name="T63" style:family="text">
      <style:text-properties fo:font-size="13pt" fo:font-weight="normal" officeooo:rsid="001a2387" style:font-size-asian="13pt" style:font-weight-asian="normal" style:font-size-complex="13pt" style:font-weight-complex="normal"/>
    </style:style>
    <style:style style:name="T64" style:family="text">
      <style:text-properties fo:font-size="13pt" fo:font-weight="normal" officeooo:rsid="001b64a6" style:font-size-asian="13pt" style:font-weight-asian="normal" style:font-size-complex="13pt" style:font-weight-complex="normal"/>
    </style:style>
    <style:style style:name="T65" style:family="text">
      <style:text-properties fo:font-size="13pt" fo:font-weight="normal" officeooo:rsid="001e41a0" style:font-size-asian="13pt" style:font-weight-asian="normal" style:font-size-complex="13pt" style:font-weight-complex="normal"/>
    </style:style>
    <style:style style:name="T66" style:family="text">
      <style:text-properties fo:font-size="13pt" fo:font-weight="normal" officeooo:rsid="00202ebc" style:font-size-asian="13pt" style:font-weight-asian="normal" style:font-size-complex="13pt" style:font-weight-complex="normal"/>
    </style:style>
    <style:style style:name="T67" style:family="text">
      <style:text-properties fo:font-size="13pt" fo:font-weight="normal" officeooo:rsid="002051d7" style:font-size-asian="13pt" style:font-weight-asian="normal" style:font-size-complex="13pt" style:font-weight-complex="normal"/>
    </style:style>
    <style:style style:name="T68" style:family="text">
      <style:text-properties fo:font-size="13pt" fo:font-weight="normal" officeooo:rsid="00230cae" style:font-size-asian="13pt" style:font-weight-asian="normal" style:font-size-complex="13pt" style:font-weight-complex="normal"/>
    </style:style>
    <style:style style:name="T69" style:family="text">
      <style:text-properties fo:font-size="13pt" fo:font-weight="normal" officeooo:rsid="00245e07" style:font-size-asian="13pt" style:font-weight-asian="normal" style:font-size-complex="13pt" style:font-weight-complex="normal"/>
    </style:style>
    <style:style style:name="T70" style:family="text">
      <style:text-properties fo:font-size="13pt" fo:font-weight="normal" officeooo:rsid="0024b54b" style:font-size-asian="13pt" style:font-weight-asian="normal" style:font-size-complex="13pt" style:font-weight-complex="normal"/>
    </style:style>
    <style:style style:name="T71" style:family="text">
      <style:text-properties fo:font-size="13pt" fo:font-weight="normal" officeooo:rsid="0025bf62" style:font-size-asian="13pt" style:font-weight-asian="normal" style:font-size-complex="13pt" style:font-weight-complex="normal"/>
    </style:style>
    <style:style style:name="T72" style:family="text">
      <style:text-properties fo:font-size="13pt" fo:font-weight="normal" officeooo:rsid="0026fde0" style:font-size-asian="13pt" style:font-weight-asian="normal" style:font-size-complex="13pt" style:font-weight-complex="normal"/>
    </style:style>
    <style:style style:name="T73" style:family="text">
      <style:text-properties fo:font-size="13pt" fo:font-weight="normal" officeooo:rsid="002cc049" style:font-size-asian="13pt" style:font-weight-asian="normal" style:font-size-complex="13pt" style:font-weight-complex="normal"/>
    </style:style>
    <style:style style:name="T74" style:family="text">
      <style:text-properties fo:font-size="13pt" fo:font-weight="normal" officeooo:rsid="002de5c5" style:font-size-asian="13pt" style:font-weight-asian="normal" style:font-size-complex="13pt" style:font-weight-complex="normal"/>
    </style:style>
    <style:style style:name="T75" style:family="text">
      <style:text-properties fo:font-size="13pt" fo:font-weight="normal" officeooo:rsid="0030c44d" style:font-size-asian="13pt" style:font-weight-asian="normal" style:font-size-complex="13pt" style:font-weight-complex="normal"/>
    </style:style>
    <style:style style:name="T76" style:family="text">
      <style:text-properties fo:font-size="13pt" fo:font-weight="normal" officeooo:rsid="0033c6b4" style:font-size-asian="13pt" style:font-weight-asian="normal" style:font-size-complex="13pt" style:font-weight-complex="normal"/>
    </style:style>
    <style:style style:name="T77" style:family="text">
      <style:text-properties fo:font-size="13pt" fo:font-weight="normal" officeooo:rsid="0034eae3" style:font-size-asian="13pt" style:font-weight-asian="normal" style:font-size-complex="13pt" style:font-weight-complex="normal"/>
    </style:style>
    <style:style style:name="T78" style:family="text">
      <style:text-properties officeooo:rsid="0008d2ec"/>
    </style:style>
    <style:style style:name="T79" style:family="text">
      <style:text-properties officeooo:rsid="00190178"/>
    </style:style>
    <style:style style:name="T80" style:family="text">
      <style:text-properties officeooo:rsid="00227db3"/>
    </style:style>
    <style:style style:name="T81" style:family="text">
      <style:text-properties officeooo:rsid="00230c90"/>
    </style:style>
    <style:style style:name="T82" style:family="text">
      <style:text-properties officeooo:rsid="00283810"/>
    </style:style>
    <style:style style:name="T83" style:family="text">
      <style:text-properties style:text-underline-style="none"/>
    </style:style>
    <style:style style:name="T84" style:family="text">
      <style:text-properties style:text-underline-style="none" officeooo:rsid="005085a3"/>
    </style:style>
    <style:style style:name="T85" style:family="text">
      <style:text-properties style:text-underline-style="none" officeooo:rsid="00588edb"/>
    </style:style>
    <style:style style:name="T86" style:family="text">
      <style:text-properties style:text-underline-style="none" officeooo:rsid="0078becd"/>
    </style:style>
    <style:style style:name="T87" style:family="text">
      <style:text-properties style:text-underline-style="none" officeooo:rsid="00791ce5"/>
    </style:style>
    <style:style style:name="T88" style:family="text">
      <style:text-properties style:text-underline-style="none" fo:font-weight="bold" style:font-weight-asian="bold" style:font-weight-complex="bold"/>
    </style:style>
    <style:style style:name="T89" style:family="text">
      <style:text-properties style:text-underline-style="none" fo:font-weight="bold" officeooo:rsid="007af947" style:font-weight-asian="bold" style:font-weight-complex="bold"/>
    </style:style>
    <style:style style:name="T90" style:family="text">
      <style:text-properties style:text-underline-style="none" officeooo:rsid="007b5369"/>
    </style:style>
    <style:style style:name="T91" style:family="text">
      <style:text-properties officeooo:rsid="000b9c44"/>
    </style:style>
    <style:style style:name="T92" style:family="text">
      <style:text-properties fo:font-weight="bold" style:font-weight-asian="bold" style:font-weight-complex="bold"/>
    </style:style>
    <style:style style:name="T93" style:family="text">
      <style:text-properties fo:font-weight="bold" officeooo:rsid="005cad90" style:font-weight-asian="bold" style:font-weight-complex="bold"/>
    </style:style>
    <style:style style:name="T94" style:family="text">
      <style:text-properties fo:font-weight="bold" officeooo:rsid="007f7fe6" style:font-weight-asian="bold" style:font-weight-complex="bold"/>
    </style:style>
    <style:style style:name="T95" style:family="text">
      <style:text-properties officeooo:rsid="000bed22"/>
    </style:style>
    <style:style style:name="T96" style:family="text">
      <style:text-properties officeooo:rsid="000c9d5e"/>
    </style:style>
    <style:style style:name="T97" style:family="text">
      <style:text-properties officeooo:rsid="001021cd"/>
    </style:style>
    <style:style style:name="T98" style:family="text">
      <style:text-properties officeooo:rsid="0013887a"/>
    </style:style>
    <style:style style:name="T99" style:family="text">
      <style:text-properties officeooo:rsid="003689fa"/>
    </style:style>
    <style:style style:name="T100" style:family="text">
      <style:text-properties officeooo:rsid="003aebbe"/>
    </style:style>
    <style:style style:name="T101" style:family="text">
      <style:text-properties officeooo:rsid="003cb1c0"/>
    </style:style>
    <style:style style:name="T102" style:family="text">
      <style:text-properties officeooo:rsid="003e1739"/>
    </style:style>
    <style:style style:name="T103" style:family="text">
      <style:text-properties officeooo:rsid="00402b1d"/>
    </style:style>
    <style:style style:name="T104" style:family="text">
      <style:text-properties officeooo:rsid="00453ad4"/>
    </style:style>
    <style:style style:name="T105" style:family="text">
      <style:text-properties officeooo:rsid="004a42d0"/>
    </style:style>
    <style:style style:name="T106" style:family="text">
      <style:text-properties officeooo:rsid="0050062b"/>
    </style:style>
    <style:style style:name="T107" style:family="text">
      <style:text-properties officeooo:rsid="00503624"/>
    </style:style>
    <style:style style:name="T108" style:family="text">
      <style:text-properties officeooo:rsid="005265e0"/>
    </style:style>
    <style:style style:name="T109" style:family="text">
      <style:text-properties officeooo:rsid="00544f6d"/>
    </style:style>
    <style:style style:name="T110" style:family="text">
      <style:text-properties officeooo:rsid="00558ada"/>
    </style:style>
    <style:style style:name="T111" style:family="text">
      <style:text-properties officeooo:rsid="0056d901"/>
    </style:style>
    <style:style style:name="T112" style:family="text">
      <style:text-properties officeooo:rsid="00579c21"/>
    </style:style>
    <style:style style:name="T113" style:family="text">
      <style:text-properties officeooo:rsid="005cad90"/>
    </style:style>
    <style:style style:name="T114" style:family="text">
      <style:text-properties officeooo:rsid="005eb7c8"/>
    </style:style>
    <style:style style:name="T115" style:family="text">
      <style:text-properties officeooo:rsid="00619629"/>
    </style:style>
    <style:style style:name="T116" style:family="text">
      <style:text-properties officeooo:rsid="00700cab"/>
    </style:style>
    <style:style style:name="T117" style:family="text">
      <style:text-properties officeooo:rsid="0072629a"/>
    </style:style>
    <style:style style:name="T118" style:family="text">
      <style:text-properties officeooo:rsid="007d1be6"/>
    </style:style>
    <style:style style:name="T119" style:family="text">
      <style:text-properties officeooo:rsid="007ddd46"/>
    </style:style>
    <style:style style:name="T120" style:family="text">
      <style:text-properties officeooo:rsid="008218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Ανάπτυξη Λογισμικού για Πληροφοριακά Συστήματα- <text:span text:style-name="T97">Χειμερινό 18-19</text:span></text:p>
      <text:p text:style-name="P14">Readme</text:p>
      <text:p text:style-name="P6">Φοιτητές : <text:s/>Στυλιανού Νικολαΐδου Σοφία <text:tab/>1115201400195</text:p>
      <text:p text:style-name="P6"><text:tab/><text:tab/>Κουγιουμτζιάν Λόρι<text:tab/><text:tab/><text:tab/>1115201400076</text:p>
      <text:p text:style-name="P15"/>
      <text:p text:style-name="P16">Compile: <text:s/><text:span text:style-name="T1">make</text:span></text:p>
      <text:p text:style-name="P17">Τρέχει ως ./rhj </text:p>
      <text:p text:style-name="P18"/>
      <text:p text:style-name="P19">Η εργασία αποτελείται από τα εξής παρακάτω αρχεία:</text:p>
      <text:p text:style-name="P49">hash1.c<text:span text:style-name="T91">pp</text:span>/.h</text:p>
      <text:p text:style-name="P49">hash2.c<text:span text:style-name="T91">pp</text:span>/.h</text:p>
      <text:p text:style-name="P49">results.c<text:span text:style-name="T91">pp</text:span>/.h</text:p>
      <text:p text:style-name="P50">interm.cpp/.h</text:p>
      <text:p text:style-name="P50">jobScheduler.cpp/.h</text:p>
      <text:p text:style-name="P52">join.cpp/.h</text:p>
      <text:p text:style-name="P52">query.cpp/.h</text:p>
      <text:p text:style-name="P51">infomap.cpp/.h</text:p>
      <text:p text:style-name="P54">optim.cpp/.h</text:p>
      <text:p text:style-name="P53">main.c<text:span text:style-name="T95">pp</text:span></text:p>
      <text:p text:style-name="P21">και το <text:span text:style-name="T92">makefile</text:span></text:p>
      <text:p text:style-name="P49"/>
      <text:p text:style-name="P20">Θα αναλύσουμε την χρησιμόητα του κάθε αρχείου και τη λειτουργία των συναρτήσεων του.</text:p>
      <text:p text:style-name="P20"/>
      <text:p text:style-name="P22"><text:span text:style-name="T92">Σημείωση</text:span>: Για την υλοποιηση με threads χρησιμοποιούνται 8 threads και 4 threads για τους 2 υπολογιστές αντίστοιχα. <text:span text:style-name="T99">Στη περιγραφή των συαρτήσεων που έχουν υπέστει αλλαγές λόγω της χρήσης threads, αναγράφεται και η παλιά λειτουργικότητα της συνάρτησης πρίν από τις αλλαγές για να είναι εύκολη η διακιαολόγηση της διαφοράς χρόνου εκτέλεσης.</text:span></text:p>
      <text:p text:style-name="P20"/>
      <text:p text:style-name="P1">Hash1</text:p>
      <text:p text:style-name="P29">Το αρχείο αυτό περιέχει όλες τις <text:span text:style-name="T37">δομές και </text:span>συναρτήσεις που χρειάζονται για να το πρώτο στάδιο ,αυτό της τμηματοποίησης, που υλοποιείται με κατακερματισμό σε κάδους. <text:span text:style-name="T38">Η συνάρτηση κατακερματισμού hash1 που χρησιμοποιείται είναι τα n λιγότερα σημαντικά ψηφία του αριθμού. Περιέχει τις εξής συναρτήσεις: </text:span></text:p>
      <text:list xml:id="list4292809148" text:style-name="L1">
        <text:list-item>
          <text:p text:style-name="P61"><text:span text:style-name="T39">hash</text:span><text:span text:style-name="T40">1</text:span><text:span text:style-name="T39">_func : </text:span><text:span text:style-name="T43">βρίσκει την hash value του δοθέντος κλειδιού</text:span></text:p>
        </text:list-item>
      </text:list>
      <text:list xml:id="list1289582385" text:style-name="L2">
        <text:list-item>
          <text:p text:style-name="P62">update_hist : <text:span text:style-name="T2">Ενημερώνει το ιστόγραμμα με κάθε hash value που βρίσκει. Εάν υπάρχει ήδη αυξάνει το count της, αλλιώς προσθέτει την hash value στο ιστόγραμμα πάντα τηρώντας την ταξινόμηση της λίστας. Εάν το ιστόγραμμα είναι κενό, το δημιουργεί και το αρχικοποιέι με την δοθείσα hash value.</text:span></text:p>
          <text:p text:style-name="P78"/>
          <text:p text:style-name="P63">EDIT: <text:span text:style-name="T1">Μέ την πολυνηματική υλοποίηση με n threads, δημιουργούνται n jobs και η διαδικασία αυτή σπάει σε αυτά τα n jobs. Κάθε job καλύπτει </text:span><text:span text:style-name="T17">ένα εύρος από tuples του relation, του οποίου τα όρια καθορίζονται από τα ορίσματα </text:span><text:span text:style-name="T96">start </text:span><text:span text:style-name="T17">και</text:span><text:span text:style-name="T96"> end </text:span><text:span text:style-name="T17">που περνιούνται στην συνάρτηση, και</text:span><text:span text:style-name="T1"> ενημερώ</text:span><text:span text:style-name="T17">ν</text:span><text:span text:style-name="T1">ει </text:span><text:span text:style-name="T17">για αυτά </text:span><text:span text:style-name="T1">κατάλληλα το ιστόγραμμα. </text:span><text:span text:style-name="T17">Στο τέλος τα έτοιμα τμήματα ισογράμματος που έχουν επιστραφεί από κάθε job ενώνονται όλα σε ένα τελικό ισόγραμμα.</text:span><text:span text:style-name="T1"> </text:span></text:p>
          <text:p text:style-name="P79"/>
        </text:list-item>
        <text:list-item>
          <text:p text:style-name="P64">print_hist : <text:span text:style-name="T1">εκτυπώνει όλο το ιστόγραμμα στην παρούσα κατάσταση του</text:span></text:p>
        </text:list-item>
        <text:list-item>
          <text:p text:style-name="P64">free_hist : <text:span text:style-name="T1">αποδεσμέυει την μνήμη που έχει δεσμευτεί για το ιστόγραμμα</text:span></text:p>
        </text:list-item>
        <text:list-item>
          <text:p text:style-name="P64"><text:soft-page-break/>create_psumlist : <text:span text:style-name="T1">Δημιουργεί την psum_list από το δοθέν ιστόγραμμα. Αποθηκέυει ταξινομημένα τις hash values παίρνοντάς τες από το ιστόγραμμα, και έχοντας τα counts για κάθε hash value από το ιστόγραμμα υπολογίζει και αποθηκεύει τα offsets από τα οποία θα ξεκινάει η κάθε hash value αντίστοιχα στα reordered relations</text:span></text:p>
        </text:list-item>
        <text:list-item>
          <text:p text:style-name="P64">print_psum : <text:span text:style-name="T3">εκτυπώνει την psum_list</text:span></text:p>
        </text:list-item>
        <text:list-item>
          <text:p text:style-name="P64">free_psum : <text:span text:style-name="T4">αποδεσμεύει την μνήμη που έχει δεσμευτεί για την psum λίστα</text:span></text:p>
        </text:list-item>
        <text:list-item>
          <text:p text:style-name="P64"><text:span text:style-name="T78">search_Psum : </text:span><text:span text:style-name="T5">υπολογίζει την hash value του δοθέντος key και ψάχνει στην psum_list το hash value και επιστρέφει το offset στο οποίο θα αποθηκευτεί το δοθέν key</text:span></text:p>
        </text:list-item>
        <text:list-item>
          <text:p text:style-name="P64">reorder_R : <text:span text:style-name="T6">ανάδιοργα</text:span><text:span text:style-name="T7">νώ</text:span><text:span text:style-name="T6">ν</text:span><text:span text:style-name="T8">ει την δοθείσα relation έτσι ώστε να ταιριάζει απόλυτα με το ιστόγραμμα και την psum list και να λειτουργεί φυσιολογικά η πρώτη φάση του ευρετήριου. Επιστρέφει την νέα αναδιοργανωμένη σχέση</text:span></text:p>
        </text:list-item>
      </text:list>
      <text:p text:style-name="P35"><text:tab/></text:p>
      <text:p text:style-name="P55"><text:span text:style-name="T8"><text:tab/></text:span><text:span text:style-name="T96">EDIT: </text:span><text:span text:style-name="T17"><text:s/></text:span><text:span text:style-name="T18">Μέ την πολυνηματική υλοποίηση με n threads, δημιουργούνται n jobs και η <text:tab/>διαδικασία αυτή σπάει σε αυτά τα n jobs. </text:span><text:span text:style-name="T17">Κάθε job αναλαμβάνει να αναδιοργανώσει <text:tab/>τμήμα του relation που περιλαμβάνει συγκεκριμένο εύρος από hash values. Το εύρος <text:tab/>αυτό καθορίζεται από τα όρια </text:span><text:span text:style-name="T96">start </text:span><text:span text:style-name="T17">και </text:span><text:span text:style-name="T96">end </text:span><text:span text:style-name="T17">που δίνονται ως όρισματα στην <text:tab/>συνάρτηση.</text:span></text:p>
      <text:p text:style-name="P36"/>
      <text:list xml:id="list144747518049992" text:continue-numbering="true" text:style-name="L2">
        <text:list-item>
          <text:p text:style-name="P64">print_R : <text:span text:style-name="T9">Εκτυπώνει όλη την δοθείσα σχέση</text:span></text:p>
        </text:list-item>
      </text:list>
      <text:p text:style-name="P30"/>
      <text:p text:style-name="P2"/>
      <text:p text:style-name="P2">Hash2</text:p>
      <text:p text:style-name="P31">Το αρχείο αυτό περιέχει όλες τις συναρτήσεις <text:span text:style-name="T79">και δομές που χρειάζονται για τη δεύτερη φάση του ευρετηρίου που υλοποιείται με τις δομές bucket και chain. Η συνάρτηση κατακερματισμού hash2 που χρησιμοποιείται είναι το υπόλοιπο διαίρεσης του key με τον επόμενο πρώτο αριθμό από το πλήθος tuples που περιέχει ο κάδος που θα κατακερματιστεί.Περιέχει τις εξής συναρτήσεις: </text:span></text:p>
      <text:list xml:id="list305757450" text:style-name="L3">
        <text:list-item>
          <text:p text:style-name="P65">hash2_func : <text:span text:style-name="T10">βρίσκει την hash value του δοθέντος κλειδιου</text:span></text:p>
        </text:list-item>
        <text:list-item>
          <text:p text:style-name="P65">isPrime : <text:span text:style-name="T10">ελέγχει αν ο δοθέν αριθμός είναι πρώτος ή οχι</text:span></text:p>
        </text:list-item>
        <text:list-item>
          <text:p text:style-name="P65">next_prime : <text:span text:style-name="T10">βρίσκει τον επόμενο πρώτο αριθμό μετά από τον αριθμό που έχει δοθεί ως όρισμα</text:span></text:p>
        </text:list-item>
        <text:list-item>
          <text:p text:style-name="P66">bucket_chain : <text:span text:style-name="T11">η συνάρτηση αυτή δημιουργεί τις δομές bucket και chain, </text:span><text:span text:style-name="T12">και τα αρχικοποιεί με -1. Στην συνέχεια, ενημερώνει τις δομές σύμφωνα με </text:span><text:span text:style-name="T13">τον κάδο στον οποίο γίνεται ο κατακερματισμός</text:span></text:p>
        </text:list-item>
        <text:list-item>
          <text:p text:style-name="P66"><text:span text:style-name="T80">free_bucket_chain : </text:span><text:span text:style-name="T14">αποδεσμέυει την μνλημη που λεχει δεσμευτεί για τις δομές του ευρετηρίου, bucket και chain</text:span></text:p>
        </text:list-item>
        <text:list-item>
          <text:p text:style-name="P66"><text:span text:style-name="T81">buck_compare : </text:span><text:span text:style-name="T15">συγκρίνει το μέγεθος των δύο κάδων που έχουν δοθεί ως ορίσαμτα για να αποφασίσει σε ποιό θα χτιστεί ευρετήριο bucket-chain. Επιστρέφει flag για τον κάδο που έχει τις λιγότερες tuples.</text:span></text:p>
        </text:list-item>
        <text:list-item>
          <text:p text:style-name="P67">Serach match:<text:span text:style-name="T1"> Παίρνει ως όρισμα τους τρέχοντες δείκτες απο τα ιστογράμματα των R,S </text:span><text:span text:style-name="T16">εξετάζει για αντιστοιχία των τιμών κατακερματισμού και τους ενημερώνει κατάλληλα για την επόμενη σύγκριση τιμών. Επιστρέφει ενα flag αν βρέθηκαν buckets με ίδια τιμή.</text:span></text:p>
        </text:list-item>
        <text:list-item>
          <text:p text:style-name="P67"><text:span text:style-name="T82">Join:</text:span><text:span text:style-name="T16"> Παίρνει ως όρισμα 2 buckets του R και του S που έχουν ίδια τιμή κατακερματισμού, καλέι τις συναρτησεις για την δημιουργία ευρετηρίου και έπειτα τις συναρτήσεις για την αναζήτηση και αποθήκευση των τελικών αποτελεσμάτων. </text:span><text:soft-page-break/><text:span text:style-name="T16">Επιστρέφει τον δείκτη της result_list στη θέση που πρέπει να γίνει η επόμενη αποθήκευση αποτελέσματος.</text:span></text:p>
        </text:list-item>
      </text:list>
      <text:p text:style-name="P37"><text:tab/></text:p>
      <text:p text:style-name="P56"><text:span text:style-name="T16"><text:tab/></text:span><text:span text:style-name="T98">EDIT: </text:span><text:span text:style-name="T18">Μέ την πολυνηματική υλοποίηση με </text:span><text:span text:style-name="T19">m</text:span><text:span text:style-name="T18"> threads, </text:span><text:span text:style-name="T19">και </text:span><text:span text:style-name="T20">αν 2^n</text:span><text:span text:style-name="T19"> ειναι ο αριθμός <text:tab/></text:span><text:span text:style-name="T20">των διαφορετικών hash values αρα και των ζευγαριών από μπάκετς,</text:span><text:span text:style-name="T19"> </text:span><text:span text:style-name="T18">δημιουργούνται <text:s/><text:tab/></text:span><text:span text:style-name="T20">2^n </text:span><text:span text:style-name="T18">jobs και η διαδικασία αυτή σπάει σε αυτά τα </text:span><text:span text:style-name="T20">2^</text:span><text:span text:style-name="T18">n jobs. </text:span><text:span text:style-name="T17">Κάθε job αναλαμβάνει </text:span><text:span text:style-name="T20">να <text:tab/>κάνει ζευξη σε ένα ζευγος από buckets και επιστρέφει τη λίστα αποτελεσμάτων για <text:tab/>την ζεύξη των συγκεκριμένων </text:span><text:span text:style-name="T21">bucket.</text:span></text:p>
      <text:p text:style-name="P12"/>
      <text:p text:style-name="P3">Results</text:p>
      <text:p text:style-name="P40">Αρχείο με όλες τις συναρτήσεις που χρειάζεται για την εύρεση, την αποθήκευση και την εκτύπωση των αποτελεσμάτων της ζεύξης.</text:p>
      <text:list xml:id="list2415171728" text:style-name="L4">
        <text:list-item>
          <text:p text:style-name="P100"><text:s/><text:span text:style-name="T46">search_results: </text:span><text:span text:style-name="T57">Παίνρει ως ορίσματα 2 buckets που <text:s/>έχουν την ίδια τιμή από τον πρώτο κατακερματισμό, εκ των οπίων το ένα έχει το ευρετήριο. Σαρώνει το bucket του relation χωρίς ευρετήριο και για κάθε τιμή του, εφαρμόζει την hash2. </text:span><text:span text:style-name="T58">Η</text:span><text:span text:style-name="T57"> τιμή </text:span><text:span text:style-name="T58">που προκύπτει, είναι η θέση</text:span><text:span text:style-name="T57"> του bucket πίνακα </text:span><text:span text:style-name="T58">στην οποία </text:span><text:span text:style-name="T57">εξετάζε</text:span><text:span text:style-name="T58">ται</text:span><text:span text:style-name="T57"> αν υπάρχει κάποια εγγραφή. Αν υπάρχει </text:span><text:span text:style-name="T58">και</text:span><text:span text:style-name="T57"> αντιστοιχία </text:span><text:span text:style-name="T58">τιμών,</text:span><text:span text:style-name="T57"> αποθηκεύει τις εγγραφές των relations στην result_list. Στην συνέχεια, ακολουθεί τον πίνακα chain μέχρι να εξετάσει όλες τις τιμές του </text:span><text:span text:style-name="T58">index που έχουν την hash2 value και να αποθηκεύσει όλα τα πιθανά αποτελέσματα.</text:span></text:p>
        </text:list-item>
        <text:list-item>
          <text:p text:style-name="P100"><text:span text:style-name="T47">store_results: </text:span><text:span text:style-name="T58">Δημιουργεί την result list, μια λιστα </text:span><text:span text:style-name="T59">απο result κόμβους. Κάθε κόμβος περιέχει 2 πίνακες απο tuples. Εκεί αποθηκεύονται παράλληλα tuple R με tuple S που έχουν ίδιες τιμές κλειδί. Επίσης, υπάρχει ένας μετρητής count σε κάθε κόμβο ώστε να <text:s/>ξέρουμε πόσους συνδυασμούς tuples R-S έχουν αποθηκευτεί. Η συνάρτηση επιστρέφει έναν δείκτη στην θέση της λίστας που πρέπει να γίνει η επόμενη αποθήκευση.</text:span></text:p>
        </text:list-item>
        <text:list-item>
          <text:p text:style-name="P100"><text:span text:style-name="T59"><text:s/></text:span><text:span text:style-name="T48">print_results: </text:span><text:span text:style-name="T59">Σαρώνει την result_list και εκτυπώνει το σύνολο των αποτελεσμάτων, είναι σχολιασμένο ένα print που εκτυπώνει τις τιμές των tuples που έχουν αποθηκευτεί.</text:span></text:p>
        </text:list-item>
        <text:list-item>
          <text:p text:style-name="P101"><text:span text:style-name="T56">copy</text:span><text:span text:style-name="T48">_results: </text:span><text:span text:style-name="T77">Παίρνει τον πίνακα από μεμονωμένες λίστες αποτελεσμάτων που έχει επιστρέψει κάθε join job και τις ενώνει όλες σε μια ενιαία κενή result_list.</text:span></text:p>
        </text:list-item>
        <text:list-item>
          <text:p text:style-name="P100"><text:span text:style-name="T48">free_result_list: </text:span><text:span text:style-name="T60">Αποδεσμεύει την μνήμη της result_list</text:span></text:p>
        </text:list-item>
        <text:list-item>
          <text:p text:style-name="P100"><text:span text:style-name="T49">RadixHashJoin: </text:span><text:span text:style-name="T60">Η ζητούμενη συνάρτηση που παίρνει ως ορίσματα τα 2 relations και επιστρέφει τ</text:span><text:span text:style-name="T61">ην</text:span><text:span text:style-name="T60"> λίστα με τα αποτελέσματα. Για κάθε relation καλεί τις συναρτήσεις που περιγράφουμε παραπάνω ώστε να εκτελέσει την radix hash join. <text:s text:c="2"/></text:span></text:p>
        </text:list-item>
      </text:list>
      <text:p text:style-name="P23"/>
      <text:p text:style-name="P60"><text:span text:style-name="T50">EDIT: </text:span><text:span text:style-name="T62">Με την ποληνυματική υλοποίηση της εργασίας, η συνάρτηση αυτή, ενώ εκτελεί ακριβώς την ίδια δουλειά που περιγράφεται παραπάνω, την εκτελεί με την δημιουργία μιας σειράς από jobs τα οποία τρέχουν κάποια threads. </text:span><text:span text:style-name="T63">Η διαδικασία έχει ώς εξής, </text:span><text:span text:style-name="T51">δεδομένου ότι έχω n threads</text:span><text:span text:style-name="T64">: </text:span></text:p>
      <text:p text:style-name="P24"><text:tab/></text:p>
      <text:p text:style-name="P3"><text:span text:style-name="T63"><text:tab/></text:span><text:span text:style-name="T52">ΔΗΜΙΟΥΡΓΙΑ ΙΣΤΟΓΡΑΜΜΑΤΟΣ</text:span></text:p>
      <text:p text:style-name="P3"><text:span text:style-name="T52"><text:tab/>→</text:span><text:span text:style-name="T53"> </text:span><text:span text:style-name="T65">Για κάθε μία από τις 2 σχέσεις ,σπάει τον πίνακα εγγραφών της σχέσης σε n <text:tab/><text:tab/>τμήματα.</text:span></text:p>
      <text:p text:style-name="P3"><text:span text:style-name="T63"><text:tab/>→ </text:span><text:span text:style-name="T64">Δημιουργούνται n histogram jobs </text:span><text:span text:style-name="T68">για κάθε μία από τις δύο σχέσεις</text:span><text:span text:style-name="T64">, </text:span><text:span text:style-name="T65">που το καθένα <text:tab/>αναλαμβάνει να δημιουργήσει ένα ιστόγραμμα για τις τιμές που βρίσκονται σε ένα <text:tab/>από τα n τμήματα της σχέσης που έχουν δημιουργηθέι. Το εύρος των εγγραφών που <text:tab/>αναλαμβάνει κάθε hist_job δίνεται από τα ορίσματα </text:span><text:span text:style-name="T53">start </text:span><text:span text:style-name="T65">και</text:span><text:span text:style-name="T53"> end </text:span><text:span text:style-name="T65">που δίνονται στη </text:span><text:soft-page-break/><text:span text:style-name="T65"><text:tab/>συνάρτηση </text:span><text:span text:style-name="T72">update_hist</text:span><text:span text:style-name="T65">. </text:span><text:span text:style-name="T66">Τα μεμονωμένα ιστογράμματα που επιστρέφει κάθε ένα από <text:tab/>τα hist_jobs αποθηκέυονται σε έναν πίνακα από ιστογράμματα, και στο τέλος <text:tab/>συνδυάζονται μεταξύ τους για να <text:tab/>δημιουργήσουν ένα </text:span><text:span text:style-name="T67">ε</text:span><text:span text:style-name="T66">νιαίο ιστόγραμμα.</text:span></text:p>
      <text:p text:style-name="P25"/>
      <text:p text:style-name="P26"><text:tab/></text:p>
      <text:p text:style-name="P5"><text:span text:style-name="T66"><text:tab/></text:span><text:span text:style-name="T54">PARTITION – REORDER </text:span></text:p>
      <text:p text:style-name="P3"><text:span text:style-name="T54"><text:tab/>→</text:span><text:span text:style-name="T69"> </text:span><text:span text:style-name="T70">Για κάθε μία από τις δύο σχέσεις, σπάει το psum_list σε n τμήματα.</text:span></text:p>
      <text:p text:style-name="P4"><text:span text:style-name="T70"><text:tab/>→ Δημιουργούνται n partition jobs <text:s/>για κάθε μία από τις δύο σχέσεις, </text:span><text:span text:style-name="T71">που το καθένα <text:tab/>αναλαμβάνει να αναδιοργανώσει το relation για ένα συγκεκριμένο εύρος από hash <text:tab/>values <text:s/>που παίρνει από την psum_list. Το εύρος αυτών των hash values δίνεται από <text:tab/>τα ορίσματα </text:span><text:span text:style-name="T65"><text:s/></text:span><text:span text:style-name="T53">start </text:span><text:span text:style-name="T65">και</text:span><text:span text:style-name="T53"> end </text:span><text:span text:style-name="T71">που δίνονται όρισμα στην συνάρτηση reorder. </text:span><text:span text:style-name="T73">Όταν <text:tab/>τελειώσουν όλα τα jobs, έχουμε ως αποτέλεσμα τα 2 relations ταξινομημένα με βάση <text:tab/>τα hash values της psum_list.</text:span></text:p>
      <text:p text:style-name="P27"><text:tab/></text:p>
      <text:p text:style-name="P4"><text:span text:style-name="T73"><text:tab/></text:span><text:span text:style-name="T55">JOIN – ΖΕΥΞΗ ΤΩΝ ΣΧΕΣΕΩΝ</text:span></text:p>
      <text:p text:style-name="P4"><text:span text:style-name="T74"><text:tab/>→ </text:span><text:span text:style-name="T75">Αν 2^m είναι ο αριθμός των πιθανών διαφορετικών hash values(άρα και <text:tab/>εγγραφών του ιστογράμματος) τότε δημιουργούνται 2^m διαφορετικά join jobs που <text:tab/>το καθένα θα κάνει ζεύξη μεταξύ των δύο buckets των δύο relation αντίστοιχα, που <text:tab/>ανήκουν σε κάθε μια από τις hash value.</text:span></text:p>
      <text:p text:style-name="P4"><text:span text:style-name="T75"><text:tab/>→ </text:span><text:span text:style-name="T76">Κάθε join job επιστρέφει τη λίστα αποτελεσμάτων της ζεύξης των bucket που έχει <text:tab/>αναλάβει σε έναν πίνακα από λίστες αποτελεσμάτων, οι οποίες στο τέλος ενώνονται <text:tab/>σε μία λίστα την οποία επιστρέφει η Radix hash join.</text:span></text:p>
      <text:p text:style-name="P28"/>
      <text:p text:style-name="P28"/>
      <text:p text:style-name="P8">JobScheduler</text:p>
      <text:p text:style-name="P38">Περιέχει όλες τις <text:span text:style-name="T100">δομές και τις</text:span> συναρτήσεις που δημιουργούν, διαχειρίζονται και καταστρέφουν τον scheduler. Έ<text:span text:style-name="T101">χουμε τη βασική κλάση job , και τις κλάσεις παιδιά της, την histJob, partitionJob, joinJob οι οποίες κληρονομούν όλα τα χαρακτηριστικά τις job, αλλά διαφέρουν στην function που εκτελούν. Έχουμε επίσης δομή για την ουρά των jobs, η οποία έχει έχει έναν mutex και ένα conditional variable για τη διαχέιρηση των pop και push στην ουρά. Και φυσικά έχουμε μια κλάση για των jobScheduler, η οποία περιέχει την ουρά, έναν array από threads που θα εκτελέσουν τα jobs και έναν mutex και έναν condtional variable για την διαχείρηση και επικοινωνία της παράλληλης λειτουργίας των threads. To αρχείο περιέχει τις συναρτήσεις: </text:span></text:p>
      <text:p text:style-name="P38"/>
      <text:list xml:id="list2807602849" text:style-name="L5">
        <text:list-item>
          <text:p text:style-name="P68">Job/HistJob/PartitionJob/JoinJob: <text:span text:style-name="T1">Οι constructors των αντίστοιχων κλάσεων.</text:span></text:p>
        </text:list-item>
        <text:list-item>
          <text:p text:style-name="P68">~Job/~HistJob/~PartitionJob/~JoinJob:<text:span text:style-name="T1"> Οι constructors των αντίστοιχων κλάσεων.</text:span></text:p>
        </text:list-item>
        <text:list-item>
          <text:p text:style-name="P68">Job→function<text:span text:style-name="T102">: </text:span><text:span text:style-name="T23">Η συνάρτηση αυτή είναι </text:span><text:span text:style-name="T102">virtual</text:span><text:span text:style-name="T23">, και αλλάζει περιεχόμενο για κάθε κλάση-παιδί της Job. Για την HistJob καλεί την update_hist, για την PartitionJob <text:s/>η reorder_R, και για την JoinJob η συνάρτηση join αντίστοιχα.</text:span></text:p>
        </text:list-item>
        <text:list-item>
          <text:p text:style-name="P69">Job→set_args:<text:span text:style-name="T1"> Η συνάρτηση αυτή καθορίζει το αναγνωριστικό id και τα ορίσματα με τα οποία θα καλέσει το job την function του (τα ορίσματα είναι τύπου struct args και ορίζονται κάθε φορά κατάλληλα για το κάθε αντικείμενο).</text:span></text:p>
        </text:list-item>
        <text:list-item>
          <text:p text:style-name="P70">init_queue: <text:span text:style-name="T1">Αρχικοποιεί την ουρά, δεσμεύει χώρο για αυτήν και αρχικοποιεί τον mutex και το conditional var της ουράς.</text:span></text:p>
        </text:list-item>
      </text:list>
      <text:p text:style-name="P43"/>
      <text:p text:style-name="P57"><text:span text:style-name="T1">Τώρα ακολουθούν οι συναρτήσεις-μέλη της κλάσης</text:span> JobScheduler<text:span text:style-name="T1">:</text:span></text:p>
      <text:list xml:id="list3779407795" text:style-name="L6">
        <text:list-item>
          <text:p text:style-name="P71"><text:soft-page-break/>JobScheduler<text:span text:style-name="T1">: </text:span><text:span text:style-name="T22">Ο constructor του scheduler, </text:span><text:span text:style-name="T25">ορίζει και δημιουργεί πίνακα από threads, αρχικοποίει την ουρά από jobs και τον mutex και τον cond variable.</text:span></text:p>
        </text:list-item>
        <text:list-item>
          <text:p text:style-name="P71"><text:span text:style-name="T103">~JobScheduler:</text:span><text:span text:style-name="T22"> Ο </text:span><text:span text:style-name="T24">de</text:span><text:span text:style-name="T22">structor του scheduler, </text:span><text:span text:style-name="T26">καταστέφει τον scheduler.</text:span></text:p>
        </text:list-item>
      </text:list>
      <text:list xml:id="list144746879185634" text:continue-list="list2807602849" text:style-name="L5">
        <text:list-item>
          <text:p text:style-name="P70">destroy_queue: <text:span text:style-name="T24">Καταστρέφει την ουρά, αποδεσμεύει τον χώρο που κρατούσε </text:span><text:span text:style-name="T27">και καταστρέφει τον mustex και cond variable της ουράς.</text:span></text:p>
        </text:list-item>
      </text:list>
      <text:list xml:id="list754519931" text:style-name="L7">
        <text:list-item>
          <text:p text:style-name="P72">push<text:span text:style-name="T104">J</text:span>ob: <text:span text:style-name="T1">Προσθέτει στην ουρά ένα ακόμη job, και ειδοποιεί μέσα από τον cond variable της ουράς τα threads ότι προστέθηκε νέο job.</text:span></text:p>
        </text:list-item>
        <text:list-item>
          <text:p text:style-name="P73">pop<text:span text:style-name="T104">J</text:span>ob: <text:span text:style-name="T28">Αφαιρεί από την ουρά το πρώτο job και το επιστρέφει.</text:span></text:p>
        </text:list-item>
        <text:list-item>
          <text:p text:style-name="P74">printQueue: <text:span text:style-name="T1">Εκτυπώνει την παρούσα κατάσταση της ουράς.</text:span></text:p>
        </text:list-item>
        <text:list-item>
          <text:p text:style-name="P74">runThread: <text:span text:style-name="T29">Είναι η συνάρτηση με την οποία αρχικοποιείται η pthread_create, και καθορίζει τη λειτουργία και την συμπεριφορά ενός thread. </text:span><text:span text:style-name="T30">Καθορίζει πότε και πόσο βρίσκεται το thread στην αναμονή, αν και πότε εκτελεί κάποιο job από το queue. Επίσης καθορίζει κατά πόσο πρέπει ο scheduler να συνεχίζει να λειτουργεί τη συγκεκριμένει χρονική στιγμή , ή εάν πρέπει η διαδικασία να τερματίσει.</text:span></text:p>
        </text:list-item>
        <text:list-item>
          <text:p text:style-name="P75"><text:span text:style-name="T105">s</text:span>et_ready: <text:span text:style-name="T1">Η συγκεκριμένη συνάρτηση θέτη την μεταβλητή finished σε 0, για να είναι έτοιμος ο scheduler να διαχειριστεί την επόμενη ομάδα από διαφορετικού τύπου jobs που θα εισάγει στη ουρά. Η μεταβλητή finished κρατάει πόσα jobs <text:s/>έχουν εκτελεστεί.Όταν ένας τύπος jobs φτάνει στο τέλος του, πρέπει η μεταβλητή finished να έχει φτάσει τον αριθμό από jobs που έχουν δημιουργηθεί με αυτόν τον τύπο.</text:span></text:p>
        </text:list-item>
        <text:list-item>
          <text:p text:style-name="P75"><text:s/><text:span text:style-name="T106">waitJobs:</text:span><text:span text:style-name="T31"> Όσο υπάρχουν ακόμα jobs που πρέπει να εκτελεστούν, βάζει τα threads στην αναμονή.</text:span></text:p>
        </text:list-item>
        <text:list-item>
          <text:p text:style-name="P76">finishJobs: <text:span text:style-name="T32">Εάν δεν υπάρχουν άλλα jobs προς εκτέλεση , τερματίζει τα threads καλώντας την pthread_join.</text:span></text:p>
        </text:list-item>
      </text:list>
      <text:p text:style-name="P44"/>
      <text:p text:style-name="P7"><text:span text:style-name="T107">Q</text:span>uery</text:p>
      <text:p text:style-name="P39">Περιέχει την δομή για το query, για το predicate και το batch που θα χρησιμοποιηθούν για την αποθηευση των επερωτήσεων από το αρχείο. Επίσης περιέχει τις συναρτήσεις για την αποκωδικοποίηση, την αποθήκευση και την εκτέλεση των επερωτήσεων. <text:span text:style-name="T108">Οι συναρτήσεις είναι οι εξής: </text:span></text:p>
      <text:list xml:id="list2102077598" text:style-name="L8">
        <text:list-item>
          <text:p text:style-name="P80"><text:span text:style-name="T92">count_Qnum:</text:span> <text:span text:style-name="T109">Μετράει τα query που περιέχει ένα batch</text:span></text:p>
        </text:list-item>
        <text:list-item>
          <text:p text:style-name="P80"><text:span text:style-name="T92">count_preds:</text:span> <text:span text:style-name="T109">Μετράει το πόσα κατηγορήματα περιέχει ένα query</text:span></text:p>
        </text:list-item>
        <text:list-item>
          <text:p text:style-name="P80"><text:span text:style-name="T92">count_rels:</text:span> <text:span text:style-name="T109">Μετράει πόσα relations συμμετέχουν μέσα στο query</text:span></text:p>
        </text:list-item>
        <text:list-item>
          <text:p text:style-name="P80"/>
        </text:list-item>
        <text:list-item>
          <text:p text:style-name="P80"><text:span text:style-name="T92">store_pred:</text:span> <text:span text:style-name="T110">Παίρνει το κατηγόρημα σε μορφή συμβολοσειράς, το αποκωδικοποιεί και το αποθηκέυει στη λιστα από κατηγορήματα του query</text:span></text:p>
        </text:list-item>
        <text:list-item>
          <text:p text:style-name="P80"><text:span text:style-name="T92">store_proj:</text:span> <text:span text:style-name="T111">Παίρνει τις προβολές σε μορφή συμβολοσειράς, τις αποκωδικοποιεί και τις αποθηκεύει στον πίνακα με τις προβολές του query.</text:span></text:p>
        </text:list-item>
        <text:list-item>
          <text:p text:style-name="P80"><text:span text:style-name="T92">store_query:</text:span> <text:span text:style-name="T111">Παίρνει όλη την γραμμή που αναπαριστά το query σε μορφή string , το σπάει σε 3 μέρη δηλαδή σε 3 strings– relations, predicates,projections- τα οποία αποκωδικοποιεί με την σειρά και αποθηκεύει το αποκωδικοποιημένο query σε μια δομή struct query.</text:span></text:p>
        </text:list-item>
        <text:list-item>
          <text:p text:style-name="P80"><text:span text:style-name="T92">store_batch: </text:span><text:span text:style-name="T114">Παίρνει από το stdin το batch , και το αποθηκεύει αποθηκέυοντας έναν array από τα queries που περιέχει.</text:span></text:p>
        </text:list-item>
        <text:list-item>
          <text:p text:style-name="P80"><text:span text:style-name="T92">reorder_preds: </text:span><text:span text:style-name="T112">Αναδιοργανώνει την λίστα από κατηγορήματα του query έτσι ώστε να μπούν πρώτα τα φίλτρα , μετά τα self-joins και μετα τα joins.</text:span></text:p>
        </text:list-item>
        <text:list-item>
          <text:p text:style-name="P81"><text:span text:style-name="T92">print_query: </text:span><text:span text:style-name="T113">Εκτυπώνει τα δεδομένα του query.</text:span></text:p>
        </text:list-item>
        <text:list-item>
          <text:p text:style-name="P81"><text:soft-page-break/><text:span text:style-name="T93">execute_workload:</text:span><text:span text:style-name="T113"> Παίρνει από το stdin το workload και καλώντας τις απαραίτητες συναρτήσεις αποκωδικοποιεί και αποθηκέυει το κάθε batch και το εκτελεί μέχρι να εξαντληθεί το workload του stdin</text:span></text:p>
        </text:list-item>
        <text:list-item>
          <text:p text:style-name="P82"><text:span text:style-name="T92">execute_batch:</text:span> Για κάθε batch που δέχεται το πρόγραμμα από το stdin , εκτελέι κάθε query από το οποίο αποτελείται</text:p>
        </text:list-item>
        <text:list-item>
          <text:p text:style-name="P83"><text:span text:style-name="T92">execute_query:</text:span> Υπολογίζει τα αρχικά στατιστικά για τα relations που συμμετέχουν σε αυτό το query, στη συνέχεια αφού έχει βρεί τη βέλτιστη σειρά <text:s/>με την οποία πρέπει να εκτελεστούν οι ζεύξεις χρησιμοποιώντας το JoinEnumeration algorithm <text:span text:style-name="T115">αναδιοργανώνει τη λίστα </text:span>εκτελεί ότα τα κατηγορήματα που έχει το query, ενημερώνει το intermediate με τα αποτελεσματα και το επιστρέφει.</text:p>
        </text:list-item>
        <text:list-item>
          <text:p text:style-name="P84"><text:span text:style-name="T92">execute_pred:</text:span> Εκτελεί το δοθέν κατηγόρημα και ενημερώνει το ntermediate με τα αποτελέσματα, και μετά επιστρέφει το intermediate.</text:p>
        </text:list-item>
        <text:list-item>
          <text:p text:style-name="P84"><text:span text:style-name="T92">print_batch: </text:span>Εκτυπώνει το batch που έχει λάβει από το stdin</text:p>
        </text:list-item>
        <text:list-item>
          <text:p text:style-name="P84">free_query: Αποδεσμέυει τη μνήμη που έχει δεσμευτεί για την αποθήκευση ενός query</text:p>
        </text:list-item>
        <text:list-item>
          <text:p text:style-name="P84"><text:span text:style-name="T92">free_batch:</text:span> Αποδεσμέυει τη μνήμη που έχει δεσμευτεί για την αποθήκευση ενός batch.</text:p>
        </text:list-item>
        <text:list-item>
          <text:p text:style-name="P84"><text:span text:style-name="T92">proj_sums:</text:span> Υπολογίζει και εκτυπώνει τα αθροίσματα των προβολών ενός query. Δουλεύει μόνο για περιπτώσεις όπου το intermediate δεν χρειάζεται να υπολογίζει το cross product στηλών για να βγάλει αποτελέσματα.</text:p>
        </text:list-item>
        <text:list-item>
          <text:p text:style-name="P84"><text:span text:style-name="T92">proj_sumsAfterCross:</text:span> Υπολογίζει και εκτυπώνει τα αθροίσματα των προβολών ενός query. Δουλεύει <text:s/>για περιπτώσεις όπου το intermediate μπορεί να χρειάζεται να υπολογίζει το cross product στηλών για να βγάλει αποτελέσματα.</text:p>
        </text:list-item>
      </text:list>
      <text:p text:style-name="P41"/>
      <text:p text:style-name="P42">Επίσης υπάρχουν και οι παρακάτω βοηθητικές συναρτήσεις που βοηθάνε στην αποθήκευση των query που δίνονται από το stdin σε μια λίστα απο strings για να διευκολυνθεί η execute workload: </text:p>
      <text:list xml:id="list1807829949" text:style-name="L9">
        <text:list-item>
          <text:p text:style-name="P85"><text:span text:style-name="T92">add_quNode:</text:span> προσθέτει το κάθε query που δέχεται από το stdin σε μια λίστα από strings, τα οποία μετά θα αποκωδικοποιησεί , θα αποθηκεύσει και θα εκτελέσει μέσα από την execute workload.</text:p>
        </text:list-item>
        <text:list-item>
          <text:p text:style-name="P85"><text:span text:style-name="T92">print_quList:</text:span> Εκτυπώνει την παρούσα κατάσταση της quList</text:p>
        </text:list-item>
        <text:list-item>
          <text:p text:style-name="P85"><text:span text:style-name="T92">free_quList:</text:span> Αποδεσμέυει τον χώρο που έχει δεσμευτεί για την quList.</text:p>
        </text:list-item>
      </text:list>
      <text:p text:style-name="P42"/>
      <text:p text:style-name="P9">Intermediate</text:p>
      <text:p text:style-name="P45">Περιέχει όλες τις συναρτήσεις που σχετίζονται με τα ενδιάμεσα αποτελέσματα και την ενημέρωση των στατιστικών.</text:p>
      <text:p text:style-name="P45"/>
      <text:p text:style-name="P45">Tα ενδιάμεσα αποτελέσματα αποθηκευονται σε κόμβους interm_node, όπου ο κάθε κόμβος κρτάει εναν δισδιάστατο πίνακα με rowIds αποτελεσμάτων για κάθε σχέση (uint64_t ** rowIds), ενα πίνακα με τον αριθμό των αποτελεσμάτων αποθηκευμένα στο interm (int* numOfrows) και το σύνολο των σχέσεων του κουίρι (int numOfrels).</text:p>
      <text:p text:style-name="P45"/>
      <text:p text:style-name="P45">Τα στατιστικα μιας σχέσης αποθηκέυονται σε κόμβους stats όπου για κάθε στηλη της σχέσης</text:p>
      <text:p text:style-name="P45">υπάρχουν τα l,u,f και d.</text:p>
      <text:p text:style-name="P45"/>
      <text:list xml:id="list448115136" text:style-name="L10">
        <text:list-item>
          <text:p text:style-name="P103"><text:span text:style-name="T41">store_interm_data και update_interm:</text:span><text:span text:style-name="T44"> δημιουργούν και ενημερώνουν το intermediate κάθε φορά που εκτελείται κάποιο predicate.</text:span></text:p>
        </text:list-item>
      </text:list>
      <text:p text:style-name="P45"><text:soft-page-break/></text:p>
      <text:list xml:id="list144747944124913" text:continue-numbering="true" text:style-name="L10">
        <text:list-item>
          <text:p text:style-name="P103"><text:span text:style-name="T41">filterFromInterm και selfjoinFromInterm:</text:span><text:span text:style-name="T44"> εκτελούν το φίλτρο και το self join αντίστοιχα για σχέσεις οι οποίες έχουν αποτελέσματα αποθηκευμένα σε κάποιο intermediate node, το οποίο παίρνουν ως όρισμα.</text:span></text:p>
        </text:list-item>
      </text:list>
      <text:p text:style-name="P45"/>
      <text:list xml:id="list144748172964382" text:continue-numbering="true" text:style-name="L10">
        <text:list-item>
          <text:p text:style-name="P103"><text:span text:style-name="T41">filter και self_join:</text:span><text:span text:style-name="T44"> είναι οι γενικές συναρτήσεις που ελέγχουν για την ύπαρξη ενδιάμεσων αποτελεσμάτων, καλούν τις καταλληλες συναρτησεις για την εκτέλεση φίλτρου και self join και τις αντίστοιχες για τον υπολογισμί των στατιστικών. Στο τέλος επιστρέφουν το intermediate node στο οποίο έχουν αποθηκευτεί τα αποτελέσματα. </text:span></text:p>
        </text:list-item>
      </text:list>
      <text:p text:style-name="P45"/>
      <text:list xml:id="list144748376118613" text:continue-numbering="true" text:style-name="L10">
        <text:list-item>
          <text:p text:style-name="P86"><text:span text:style-name="T92">update_eqStats (R.a=value), update_gsStats (R.a&gt; value R.a&lt;value ), update_selfJoinStats (R.a=R.b), update_autocorrStats (R.a=R.a) και update_joinStats</text:span> <text:span text:style-name="T92">(R.a=S.b): </text:span>αποτελούν τις συναρτήσεις που κάνουν τους υπολογισμούς των στατιστικών για κάθε μια απο τις παραπάνω πράξεις. Δίνεται ένας κόμβος stats για κάθε σχέση ο οποίος τελικά ενημερώνεται.</text:p>
        </text:list-item>
      </text:list>
      <text:p text:style-name="P39"/>
      <text:p text:style-name="P10">Infomap</text:p>
      <text:p text:style-name="P46">Περιέχει τις συναρτήσεις σχετικές με την αποθήκευση των σχέσων στο infomap.</text:p>
      <text:p text:style-name="P46">Η δομή infomap είναι ένας πίνακας απο infοNode όπου κάθε infoNode αποθηκεύει πληροφορίες και στατιστικα για μία σχέση. </text:p>
      <text:p text:style-name="P46"/>
      <text:p text:style-name="P46">Δημιουργείται μια λίστα RelFiles για τις σχεσεις που δίνονται στο stdin. Η λίστα αυτή δίνεται ως όρσιμα στην συναρτηση <text:span text:style-name="T92">create_InfoMap</text:span> όπου με την mmap επιστρέφονται οι δείκτες στην αρχή των αρχείων. Για κάθε σχέση αποθηκεύονται οι καταλληλες πληροφοριες, υπολογίζονται τα αρχικά στατιστικα και στο τέλος επιστρέφεται ενας πίνακας για όλες τις σχέσεις.</text:p>
      <text:p text:style-name="P46"/>
      <text:p text:style-name="P46">Επίσης υπάρχουν οι συναρτήσεις <text:span text:style-name="T92">filterFromRel και <text:s/>selfjoinFromRel</text:span> όπου εκτελουν τον υπολογισμό του φιλτρου και του self join για 2 σχέσεις, οι οποίες δεν έχουν αποτελέσματα αποθηκευμένα στα intermediate results. Έτσι τα δεδομένα τους αντλούνται απευθείας απο το infomap. </text:p>
      <text:p text:style-name="P46"/>
      <text:p text:style-name="P102">Join</text:p>
      <text:p text:style-name="P92">Περιέχουν τις συναρτήσεις σχετικές με την εκτέλεση των joins.</text:p>
      <text:p text:style-name="P92"/>
      <text:p text:style-name="P92">H <text:span text:style-name="T92">join2</text:span> αποτελέι την γενική συνάρτηση εκτέλεσης ενός join μεταξύ δύο σχέσεων και επιστρέφει ένα intermediate κόμβο ενημερωμένο με τα αποτελέσματα.</text:p>
      <text:p text:style-name="P92"/>
      <text:p text:style-name="P92">Για την ενημέρωση όλων των σχέσων που συμμετέχουν σε joins υπάρχει η δομή <text:span text:style-name="T92">joinHistory</text:span>, η οποία ουσιαστικά κρατάει το ιστορικό των joins. Για κάθε σχέση που συμμετέχει στο query αποθηκεύεται μια λίστα με τις σχέσεις που έχουν κάνει μαζί της join.</text:p>
      <text:p text:style-name="P92">Οι συναρτήσεις <text:span text:style-name="T92">delete_nodeHistory, merge_nodeHistory, add_nodeHistory και update_nodeHistory</text:span> διαχειρίζονται την δομή αυτή. </text:p>
      <text:p text:style-name="P92"><text:s text:c="3"/></text:p>
      <text:p text:style-name="P92">Εκτελώντας την join2 , αρχικά αναζητάμε στο ιστορικο αν υπάρχει προηγούμενο τζοιν με τις σχέσεις που δίνονται. Είτε με άλλες σχέσεις με έναν απλό ελεγχο Null, είτε και μεταξύ <text:soft-page-break/>τους με την <text:span text:style-name="T92">find_join</text:span>. Η find_join παίρνει ως όρισμα έναν κόμβο joinHistory και τις δύο σχέσεις και επιστρέφει 0 σε περίπτωση που βρεθηκε προηγούμενο τζόιν, 1 διαφορετικά.</text:p>
      <text:p text:style-name="P92"/>
      <text:p text:style-name="P92">Στην συνέχεια η εκτέλεση χωρίζεται σε περιπτώσεις:</text:p>
      <text:p text:style-name="P92"/>
      <text:list xml:id="list2658261814" text:style-name="L12">
        <text:list-item>
          <text:p text:style-name="P104"><text:span text:style-name="T45">Αν η find join έχει επιστρέψει 0, δηλαδη οι δύο σχέσεις έχουν εκτελέσει κάποιο τζοιν μαζί, καλείται η </text:span><text:span text:style-name="T42">special_sjoin</text:span><text:span text:style-name="T45"> ή οποία σαρώνει και κρατάει τα αποτελέσματα των δύο σχέσεων στο intermediate με βάση το καινούργιο join. Στη συνέχεια ενημερώνονται οι σχέσεις που έχουν εκτελέσει προηγουμενα join μαζί τους και ειστρέφεται το intermediate. <text:s/></text:span></text:p>
        </text:list-item>
      </text:list>
      <text:p text:style-name="P92"/>
      <text:list xml:id="list144746858875966" text:continue-numbering="true" text:style-name="L12">
        <text:list-item>
          <text:p text:style-name="P104"><text:span text:style-name="T45">Διαφορετικά καλείται η</text:span><text:span text:style-name="T42"> exec_join</text:span><text:span text:style-name="T45">. H exec_join δημιουργεί τις σχέσεις ωστε να είναι συμβατές ως ορίσματα στην RadixHashJoin και την καλεί. Στo τέλος επιστρέφει τα αποτελέσματα. Ανάλογα με την κατάσταση του intermediate για τις σχέσεις υπάρχουν δύο συναρτήσεις. H relFromMap που δημιουργεί ένα relation ως όρισμα της RadixHashJoin για σχέσεις που δεν έχουν αποτελέσατα στο intermediate και αντίστοιχα relFromInterm για σχέσεις με αποτελέσματα στο intermediate.</text:span></text:p>
        </text:list-item>
      </text:list>
      <text:p text:style-name="P92"/>
      <text:p text:style-name="P92">Μετά την εκτέλεση της exec_join, τα αποτελέσματα αποθηκέυονται στο intermediate και ενημερώνονται και οι υπόλοιπες σχέσεις με βάση το joinHistory. Αν η σχέση έχει ενδιάμεσα αποτελέσματα επειδή η RadixHashJoin επιστρέφει τις γραμμες του intermediate καλείται η <text:span text:style-name="T92">real_RowIds</text:span> που επαναφέρει την αντιστοιχία των tuples απο του intermediate στο infoMap.</text:p>
      <text:p text:style-name="P92">Στη συνέχεια ενημερώνεται και το joinHistory και τέλος επιστρέφει το intermediate.</text:p>
      <text:p text:style-name="P92"/>
      <text:p text:style-name="P92">Στην περίπτωση που έχει εκτελεστεί κάποιο ανεξάρτητο join, δηλαδή βρεθούν δύο διαφορετικοί κόμβοι του joinHistory με τις σχέσεις που καλούνται για το join, γίνεται συνένωση των κόμβων και καλείται η merge_nodeHistory.</text:p>
      <text:p text:style-name="P92"/>
      <text:p text:style-name="P92">Τέλος υπάρχουν οι συναρτήσεις init_crossArr και cross_nodes που διαχειρίζονται την ύπαρξη cross products. </text:p>
      <text:p text:style-name="P91"/>
      <text:p text:style-name="P46"/>
      <text:p text:style-name="P11">Optim</text:p>
      <text:p text:style-name="P47">Περιέχει όλες τις συναρτήσεις που χρειάζονται για την υλοποιήση του query optimization, και κυριώς την συνάρτηση που υλοποιεί τον ζητούμενο αλγόριθμο joinEnumeration.</text:p>
      <text:p text:style-name="P48">Έχω έναν πίνακα joinTree από treeNodes , ο οποίος εάν έχω n rels στο query , έχει 2^n θέσεις .Λειτουργεί ώς hashtable όπου σε κάθε θέση τα bits των relation που συμμετέχουν στον συνδυασμό έχουν άσσο.</text:p>
      <text:p text:style-name="P48">Χρησιμοποιείται η δομή treeNode η οποία κρατάει για κάθε position <text:span text:style-name="T116">του joinTree τα στατιστικά, το μονοπάτι, το τρέχον κόστος και την λίστα από κατηγορήματα με την σειρά που έχουν εξεταστεί.</text:span></text:p>
      <text:p text:style-name="P47"/>
      <text:list xml:id="list2438883775" text:style-name="L11">
        <text:list-item>
          <text:p text:style-name="P77">JoinEnumeration:<text:span text:style-name="T1"> </text:span><text:span text:style-name="T35">Αρχικά, αποθηκέυει τα joins που του έχουν δοθεί από τα ορίσματα στις σωστές θέσεις του joinTree. Στη συνέχεια ,ξεκινώντας από ύψος=2 , </text:span><text:span text:style-name="T36">σκανάρει το joinTree για κάθε ύψος υπολογίζοντας</text:span><text:span text:style-name="T33"> για κάθε πιθανή σειρα των δοθέντων κατηγορημάτων τα στατιστικά αποθηκεύοντας τα τρέχοντα στατιστικά κάθε φάσης του μονοπατιού από relations που έχει ακολουθηθεί στο joinTree, και </text:span><text:soft-page-break/><text:span text:style-name="T33">κρατάει σε κάθε φάση ως βέλτιστο το μονοπάτι με το καλύτερο κόστος. <text:s/>Έτσι, βρίσκει τη βέλτιστη σειρά των join και επιστρέφει την λίστα κατηγορημάτων ταξινομημένη σύμφωνα με αυτή, έτοιμη πρός εκτέλεση.</text:span></text:p>
        </text:list-item>
      </text:list>
      <text:p text:style-name="P87"/>
      <text:p text:style-name="P58"><text:span text:style-name="T33">Σ</text:span><text:span text:style-name="T1">υναρτήσεις όπως οι </text:span>add_predl, add_pred, <text:s/>replace_pred, <text:s/>copy_predl, <text:span text:style-name="T34">χρησιμοποιούνται στο joinEnumeration για την διαμόρφωση την νέας βέλτιστης ταξινομημένης λίστας κατηγορημάτων που θα επιστραφεί, αλλά και σε για όλες τις λίστες κατηγορημάτων που φτιάχνονται και αποθηκέυονται σε κάθε φάση της διαδικασίας.</text:span></text:p>
      <text:p text:style-name="P88"/>
      <text:p text:style-name="P59"><text:span text:style-name="T34">Η </text:span><text:span text:style-name="T117">copy_stats </text:span><text:span text:style-name="T1">κάνει αντιγραφή των στατιστικών στην φάση της αρχικοποίησης και στην αποθήκευση των νέων στατιστικών στους κόμβους του joinTree.</text:span></text:p>
      <text:p text:style-name="P89">Υπάρχουν επίσης συναρτήσεις διαγραφής και εκτύπωσης του joinTree.</text:p>
      <text:p text:style-name="P32"/>
      <text:p text:style-name="P34"/>
      <text:p text:style-name="P33"/>
      <text:p text:style-name="P13"><text:span text:style-name="T84">M</text:span><text:span text:style-name="T83">ain</text:span></text:p>
      <text:p text:style-name="P93"><text:span text:style-name="T85">Αρχικά, </text:span><text:span text:style-name="T86">παίρνει από το stdin αρχεία relations μέχρι να λάβει το αλφαριθμητικό done. Στη συνέχεια, δημιουργέι το infomap από τα δοθέντα relations. Στη συνέχεια παιρνει από το stdin επερωτήσεις σε batches. Eκτελεί το κάθε batch μόλις λάβει τον χαρακτήρα f. Για να σταματήσει το πρόγραμμα να περιμένει για queries πρέπει ο χρήστης να του δώσει ctrl+D, </text:span><text:span text:style-name="T87">με το οποίο το πρόγραμμα τερματίζει.</text:span></text:p>
      <text:p text:style-name="P93"><text:span text:style-name="T87"/></text:p>
      <text:p text:style-name="P93"><text:span text:style-name="T87"/></text:p>
      <text:p text:style-name="P94"><text:span text:style-name="T83">Το πρόγραμμα </text:span><text:span text:style-name="T88">πρίν την υλοποίηση του τρίτου part</text:span><text:span text:style-name="T83"> με τη χρήση threads και το query optimization έκανε </text:span><text:span text:style-name="T89">κατά μέσο όρο </text:span><text:span text:style-name="T83">τους εξής χρόνους:</text:span></text:p>
      <text:list xml:id="list2347078713" text:style-name="L13">
        <text:list-item>
          <text:p text:style-name="P95"><text:span text:style-name="T83">167</text:span><text:span text:style-name="T90">5</text:span><text:span text:style-name="T83"> ms από την μέτρηση του harness</text:span></text:p>
        </text:list-item>
        <text:list-item>
          <text:p text:style-name="P95"><text:span text:style-name="T83">real <text:s/>0m2,680 sec</text:span></text:p>
        </text:list-item>
        <text:list-item>
          <text:p text:style-name="P95"><text:span text:style-name="T83">user 0m0,008 sec</text:span></text:p>
        </text:list-item>
        <text:list-item>
          <text:p text:style-name="P95"><text:span text:style-name="T83">sys <text:s text:c="2"/>0m0,009 sec </text:span><text:span text:style-name="T90">από τις μετρήσεις του time</text:span></text:p>
          <text:p text:style-name="P95"><text:span text:style-name="T90"/></text:p>
        </text:list-item>
      </text:list>
      <text:p text:style-name="P96">Με την <text:span text:style-name="T92">υλοποίηση του τρίτου part και την χρήση </text:span><text:span text:style-name="T94">8 </text:span><text:span text:style-name="T92">threads</text:span> <text:s/>οι χρόνοι μεταβλήθηκαν ώς εξής:</text:p>
      <text:list xml:id="list1546208745" text:style-name="L14">
        <text:list-item>
          <text:p text:style-name="P97">1800 ms από την μέτρηση του harness</text:p>
        </text:list-item>
        <text:list-item>
          <text:p text:style-name="P97">real <text:s/>0m2,862 sec</text:p>
        </text:list-item>
        <text:list-item>
          <text:p text:style-name="P97">user 0m0,008 sec</text:p>
        </text:list-item>
        <text:list-item>
          <text:p text:style-name="P97">sys <text:s text:c="2"/>0m0,00<text:span text:style-name="T118">1</text:span> sec από τις μετρήσεις του time </text:p>
        </text:list-item>
      </text:list>
      <text:p text:style-name="P96"/>
      <text:p text:style-name="P98">Οι αριθμοί αυτοί δεν είναι ακρίβείς για κάθε φορά φυσικά, αλλά αποτελούν μια αρκετά αντιπροσωπευτική εικόνα <text:span text:style-name="T119">των χρόνων που συναντάμε στις διαφορετικές εκτελέσεις.</text:span></text:p>
      <text:p text:style-name="P98"/>
      <text:p text:style-name="P99">Οι μετρήσεις έχουν γίνει σε υπολογιστή με επεξεργαστή intel core i7 τέταρτης γενιάς <text:span text:style-name="T120">με χρήση 8 threads</text:span>, σε περιβάλλον ubuntu 18.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3:24:28.223055376</meta:creation-date>
    <dc:date>2019-01-20T14:47:11.257187406</dc:date>
    <meta:editing-duration>PT5H36M12S</meta:editing-duration>
    <meta:editing-cycles>94</meta:editing-cycles>
    <meta:generator>LibreOffice/6.0.7.3$Linux_X86_64 LibreOffice_project/00m0$Build-3</meta:generator>
    <meta:document-statistic meta:table-count="0" meta:image-count="0" meta:object-count="0" meta:page-count="9" meta:paragraph-count="164" meta:word-count="3517" meta:character-count="22906" meta:non-whitespace-character-count="19523"/>
  </office:meta>
</office:document-meta>
</file>